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automatic-styles>
    <style:style style:name="DatabaseTable1" style:family="table">
      <style:table-properties style:width="7.83cm" table:align="left"/>
    </style:style>
    <style:style style:name="DatabaseTable1.A" style:family="table-column">
      <style:table-column-properties style:column-width="3.221cm"/>
    </style:style>
    <style:style style:name="DatabaseTable1.B" style:family="table-column">
      <style:table-column-properties style:column-width="4.609cm"/>
    </style:style>
    <style:style style:name="DatabaseTable1.A1" style:family="table-cell">
      <style:table-cell-properties fo:padding="0.049cm" fo:border-left="0.05pt solid #000000" fo:border-right="none" fo:border-top="0.05pt solid #000000" fo:border-bottom="0.05pt solid #000000" style:writing-mode="page"/>
    </style:style>
    <style:style style:name="DatabaseTable1.B1" style:family="table-cell">
      <style:table-cell-properties fo:padding="0.049cm" fo:border="0.05pt solid #000000" style:writing-mode="page"/>
    </style:style>
    <style:style style:name="DatabaseTable1.A2" style:family="table-cell">
      <style:table-cell-properties fo:padding="0.049cm" fo:border-left="0.05pt solid #000000" fo:border-right="none" fo:border-top="none" fo:border-bottom="0.05pt solid #000000" style:writing-mode="page"/>
    </style:style>
    <style:style style:name="DatabaseTable1.B2" style:family="table-cell">
      <style:table-cell-properties fo:padding="0.049cm" fo:border-left="0.05pt solid #000000" fo:border-right="0.05pt solid #000000" fo:border-top="none" fo:border-bottom="0.05pt solid #000000" style:writing-mode="page"/>
    </style:style>
    <style:style style:name="DatabaseTable2" style:family="table">
      <style:table-properties style:width="7.83cm" table:align="left"/>
    </style:style>
    <style:style style:name="DatabaseTable2.A" style:family="table-column">
      <style:table-column-properties style:column-width="3.221cm"/>
    </style:style>
    <style:style style:name="DatabaseTable2.B" style:family="table-column">
      <style:table-column-properties style:column-width="4.609cm"/>
    </style:style>
    <style:style style:name="DatabaseTable2.A1" style:family="table-cell">
      <style:table-cell-properties fo:padding="0.049cm" fo:border-left="0.05pt solid #000000" fo:border-right="none" fo:border-top="0.05pt solid #000000" fo:border-bottom="0.05pt solid #000000" style:writing-mode="page"/>
    </style:style>
    <style:style style:name="DatabaseTable2.B1" style:family="table-cell">
      <style:table-cell-properties fo:padding="0.049cm" fo:border="0.05pt solid #000000" style:writing-mode="page"/>
    </style:style>
    <style:style style:name="DatabaseTable2.A2" style:family="table-cell">
      <style:table-cell-properties fo:padding="0.049cm" fo:border-left="0.05pt solid #000000" fo:border-right="none" fo:border-top="none" fo:border-bottom="0.05pt solid #000000" style:writing-mode="page"/>
    </style:style>
    <style:style style:name="DatabaseTable2.B2" style:family="table-cell">
      <style:table-cell-properties fo:padding="0.049cm" fo:border-left="0.05pt solid #000000" fo:border-right="0.05pt solid #000000" fo:border-top="none" fo:border-bottom="0.05pt solid #000000" style:writing-mode="page"/>
    </style:style>
    <style:style style:name="DatabaseTable3" style:family="table">
      <style:table-properties style:width="7.832cm" table:align="left"/>
    </style:style>
    <style:style style:name="DatabaseTable3.A" style:family="table-column">
      <style:table-column-properties style:column-width="3.221cm"/>
    </style:style>
    <style:style style:name="DatabaseTable3.B" style:family="table-column">
      <style:table-column-properties style:column-width="4.611cm"/>
    </style:style>
    <style:style style:name="DatabaseTable3.A1" style:family="table-cell">
      <style:table-cell-properties fo:padding="0.049cm" fo:border-left="0.05pt solid #000000" fo:border-right="none" fo:border-top="0.05pt solid #000000" fo:border-bottom="0.05pt solid #000000" style:writing-mode="page"/>
    </style:style>
    <style:style style:name="DatabaseTable3.B1" style:family="table-cell">
      <style:table-cell-properties fo:padding="0.049cm" fo:border="0.05pt solid #000000" style:writing-mode="page"/>
    </style:style>
    <style:style style:name="DatabaseTable3.A2" style:family="table-cell">
      <style:table-cell-properties fo:padding="0.049cm" fo:border-left="0.05pt solid #000000" fo:border-right="none" fo:border-top="none" fo:border-bottom="0.05pt solid #000000" style:writing-mode="page"/>
    </style:style>
    <style:style style:name="DatabaseTable3.B2" style:family="table-cell">
      <style:table-cell-properties fo:padding="0.049cm" fo:border-left="0.05pt solid #000000" fo:border-right="0.05pt solid #000000" fo:border-top="none" fo:border-bottom="0.05pt solid #000000" style:writing-mode="page"/>
    </style:style>
    <style:style style:name="DatabaseTable4" style:family="table">
      <style:table-properties style:width="7.832cm" table:align="right"/>
    </style:style>
    <style:style style:name="DatabaseTable4.A" style:family="table-column">
      <style:table-column-properties style:column-width="3.221cm"/>
    </style:style>
    <style:style style:name="DatabaseTable4.B" style:family="table-column">
      <style:table-column-properties style:column-width="4.611cm"/>
    </style:style>
    <style:style style:name="DatabaseTable4.A1" style:family="table-cell">
      <style:table-cell-properties fo:padding="0.049cm" fo:border-left="0.05pt solid #000000" fo:border-right="none" fo:border-top="0.05pt solid #000000" fo:border-bottom="0.05pt solid #000000" style:writing-mode="page"/>
    </style:style>
    <style:style style:name="DatabaseTable4.B1" style:family="table-cell">
      <style:table-cell-properties fo:padding="0.049cm" fo:border="0.05pt solid #000000" style:writing-mode="page"/>
    </style:style>
    <style:style style:name="DatabaseTable4.A2" style:family="table-cell">
      <style:table-cell-properties fo:padding="0.049cm" fo:border-left="0.05pt solid #000000" fo:border-right="none" fo:border-top="none" fo:border-bottom="0.05pt solid #000000" style:writing-mode="page"/>
    </style:style>
    <style:style style:name="DatabaseTable4.B2" style:family="table-cell">
      <style:table-cell-properties fo:padding="0.049cm" fo:border-left="0.05pt solid #000000" fo:border-right="0.05pt solid #000000" fo:border-top="none" fo:border-bottom="0.05pt solid #000000" style:writing-mode="page"/>
    </style:style>
    <style:style style:name="DatabaseTable5" style:family="table">
      <style:table-properties style:width="7.83cm" table:align="right" fo:background-color="transparent">
        <style:background-image/>
      </style:table-properties>
    </style:style>
    <style:style style:name="DatabaseTable5.A" style:family="table-column">
      <style:table-column-properties style:column-width="3.223cm"/>
    </style:style>
    <style:style style:name="DatabaseTable5.B" style:family="table-column">
      <style:table-column-properties style:column-width="4.607cm"/>
    </style:style>
    <style:style style:name="DatabaseTable5.A1" style:family="table-cell">
      <style:table-cell-properties fo:padding="0.049cm" fo:border-left="0.05pt solid #000000" fo:border-right="none" fo:border-top="0.05pt solid #000000" fo:border-bottom="0.05pt solid #000000" style:writing-mode="page"/>
    </style:style>
    <style:style style:name="DatabaseTable5.B1" style:family="table-cell">
      <style:table-cell-properties fo:padding="0.049cm" fo:border="0.05pt solid #000000" style:writing-mode="page"/>
    </style:style>
    <style:style style:name="DatabaseTable5.A2" style:family="table-cell">
      <style:table-cell-properties fo:padding="0.049cm" fo:border-left="0.05pt solid #000000" fo:border-right="none" fo:border-top="none" fo:border-bottom="0.05pt solid #000000" style:writing-mode="page"/>
    </style:style>
    <style:style style:name="DatabaseTable5.B2" style:family="table-cell">
      <style:table-cell-properties fo:padding="0.049cm" fo:border-left="0.05pt solid #000000" fo:border-right="0.05pt solid #000000" fo:border-top="none" fo:border-bottom="0.05pt solid #000000" style:writing-mode="page"/>
    </style:style>
    <style:style style:name="DatabaseTable5.4" style:family="table-row">
      <style:table-row-properties fo:background-color="transparent">
        <style:background-image/>
      </style:table-row-properties>
    </style:style>
    <style:style style:name="TestTable1" style:family="table">
      <style:table-properties style:width="18.002cm" table:align="left"/>
    </style:style>
    <style:style style:name="TestTable1.A" style:family="table-column">
      <style:table-column-properties style:column-width="1.044cm"/>
    </style:style>
    <style:style style:name="TestTable1.B" style:family="table-column">
      <style:table-column-properties style:column-width="6.701cm"/>
    </style:style>
    <style:style style:name="TestTable1.C" style:family="table-column">
      <style:table-column-properties style:column-width="2.21cm"/>
    </style:style>
    <style:style style:name="TestTable1.D" style:family="table-column">
      <style:table-column-properties style:column-width="2.205cm"/>
    </style:style>
    <style:style style:name="TestTable1.E" style:family="table-column">
      <style:table-column-properties style:column-width="2.26cm"/>
    </style:style>
    <style:style style:name="TestTable1.G" style:family="table-column">
      <style:table-column-properties style:column-width="1.323cm"/>
    </style:style>
    <style:style style:name="TestTable1.1" style:family="table-row">
      <style:table-row-properties fo:keep-together="always"/>
    </style:style>
    <style:style style:name="TestTable1.A1" style:family="table-cell">
      <style:table-cell-properties fo:padding="0.049cm" fo:border-left="0.05pt solid #000000" fo:border-right="none" fo:border-top="0.05pt solid #000000" fo:border-bottom="0.05pt solid #000000" style:writing-mode="page"/>
    </style:style>
    <style:style style:name="TestTable1.G1" style:family="table-cell">
      <style:table-cell-properties fo:padding="0.049cm" fo:border="0.05pt solid #000000" style:writing-mode="page"/>
    </style:style>
    <style:style style:name="TestTable1.A2" style:family="table-cell">
      <style:table-cell-properties fo:padding="0.049cm" fo:border-left="0.05pt solid #000000" fo:border-right="none" fo:border-top="none" fo:border-bottom="0.05pt solid #000000" style:writing-mode="page"/>
    </style:style>
    <style:style style:name="TestTable1.G2" style:family="table-cell">
      <style:table-cell-properties fo:padding="0.049cm" fo:border-left="0.05pt solid #000000" fo:border-right="0.05pt solid #000000" fo:border-top="none" fo:border-bottom="0.05pt solid #000000" style:writing-mode="page"/>
    </style:style>
    <style:style style:name="P1" style:family="paragraph" style:parent-style-name="Footer">
      <style:paragraph-properties fo:text-align="end" style:justify-single-word="false"/>
      <style:text-properties officeooo:rsid="0012f8fc" officeooo:paragraph-rsid="0012f8fc"/>
    </style:style>
    <style:style style:name="P2" style:family="paragraph" style:parent-style-name="Text_20_body">
      <style:text-properties officeooo:rsid="0012f8fc" officeooo:paragraph-rsid="0012f8fc"/>
    </style:style>
    <style:style style:name="P3" style:family="paragraph" style:parent-style-name="Text_20_body">
      <style:text-properties officeooo:rsid="0012f8fc" officeooo:paragraph-rsid="0204114d"/>
    </style:style>
    <style:style style:name="P4" style:family="paragraph" style:parent-style-name="Text_20_body">
      <style:text-properties officeooo:paragraph-rsid="0070baf5"/>
    </style:style>
    <style:style style:name="P5" style:family="paragraph" style:parent-style-name="Text_20_body">
      <style:paragraph-properties fo:text-align="end" style:justify-single-word="false"/>
      <style:text-properties officeooo:paragraph-rsid="0070baf5"/>
    </style:style>
    <style:style style:name="P6" style:family="paragraph" style:parent-style-name="Table_20_Heading">
      <style:paragraph-properties fo:text-align="end" style:justify-single-word="false"/>
    </style:style>
    <style:style style:name="P7" style:family="paragraph" style:parent-style-name="Text_20_body">
      <style:text-properties officeooo:paragraph-rsid="006bb1b9"/>
    </style:style>
    <style:style style:name="P8" style:family="paragraph" style:parent-style-name="Text_20_body">
      <style:text-properties officeooo:rsid="0255fd19" officeooo:paragraph-rsid="006bb1b9"/>
    </style:style>
    <style:style style:name="P9" style:family="paragraph" style:parent-style-name="Text_20_body">
      <style:text-properties officeooo:rsid="0242c21e" officeooo:paragraph-rsid="006bb1b9"/>
    </style:style>
    <style:style style:name="P10" style:family="paragraph" style:parent-style-name="Text_20_body">
      <style:text-properties officeooo:rsid="0243d2ea" officeooo:paragraph-rsid="006bb1b9"/>
    </style:style>
    <style:style style:name="P11" style:family="paragraph" style:parent-style-name="Text_20_body">
      <style:text-properties officeooo:rsid="024426db" officeooo:paragraph-rsid="006bb1b9"/>
    </style:style>
    <style:style style:name="P12" style:family="paragraph" style:parent-style-name="Text_20_body">
      <style:text-properties officeooo:rsid="024d2124" officeooo:paragraph-rsid="006bb1b9"/>
    </style:style>
    <style:style style:name="P13" style:family="paragraph" style:parent-style-name="Text_20_body">
      <style:text-properties officeooo:rsid="0146053b" officeooo:paragraph-rsid="006bb1b9"/>
    </style:style>
    <style:style style:name="P14" style:family="paragraph" style:parent-style-name="Text_20_body">
      <style:text-properties officeooo:rsid="01553210" officeooo:paragraph-rsid="006bb1b9"/>
    </style:style>
    <style:style style:name="P15" style:family="paragraph" style:parent-style-name="Text_20_body">
      <style:text-properties officeooo:rsid="017bc042" officeooo:paragraph-rsid="006bb1b9"/>
    </style:style>
    <style:style style:name="P16" style:family="paragraph" style:parent-style-name="Heading_20_3_20_Hidden">
      <style:paragraph-properties fo:break-before="page"/>
      <style:text-properties officeooo:rsid="012c64f1" officeooo:paragraph-rsid="012c64f1"/>
    </style:style>
    <style:style style:name="P17" style:family="paragraph" style:parent-style-name="Heading_20_3_20_Hidden">
      <style:text-properties officeooo:rsid="012c64f1" officeooo:paragraph-rsid="012c64f1"/>
    </style:style>
    <style:style style:name="P18" style:family="paragraph" style:parent-style-name="Heading_20_3_20_Hidden">
      <style:paragraph-properties fo:text-align="start" style:justify-single-word="false"/>
      <style:text-properties officeooo:rsid="012c64f1" officeooo:paragraph-rsid="012c64f1"/>
    </style:style>
    <style:style style:name="P19" style:family="paragraph" style:parent-style-name="Heading_20_3_20_Hidden">
      <style:paragraph-properties fo:text-align="start" style:justify-single-word="false"/>
      <style:text-properties officeooo:rsid="012c64f1" officeooo:paragraph-rsid="01355620"/>
    </style:style>
    <style:style style:name="P20" style:family="paragraph" style:parent-style-name="Standard">
      <style:paragraph-properties fo:text-align="start" style:justify-single-word="false"/>
      <style:text-properties officeooo:paragraph-rsid="012c64f1"/>
    </style:style>
    <style:style style:name="P21" style:family="paragraph" style:parent-style-name="Table_20_Contents">
      <style:paragraph-properties fo:text-align="start" style:justify-single-word="false"/>
      <style:text-properties officeooo:paragraph-rsid="010bd874"/>
    </style:style>
    <style:style style:name="P22" style:family="paragraph" style:parent-style-name="Table_20_Contents">
      <style:paragraph-properties fo:text-align="start" style:justify-single-word="false"/>
      <style:text-properties officeooo:paragraph-rsid="0123dfb3"/>
    </style:style>
    <style:style style:name="P23" style:family="paragraph" style:parent-style-name="Table_20_Contents">
      <style:paragraph-properties fo:text-align="start" style:justify-single-word="false"/>
      <style:text-properties officeooo:paragraph-rsid="015142d2"/>
    </style:style>
    <style:style style:name="P24" style:family="paragraph" style:parent-style-name="Table_20_Heading">
      <style:paragraph-properties fo:text-align="start" style:justify-single-word="false"/>
    </style:style>
    <style:style style:name="P25" style:family="paragraph" style:parent-style-name="Table_20_Contents">
      <style:paragraph-properties fo:text-align="start" style:justify-single-word="false"/>
      <style:text-properties style:use-window-font-color="true" loext:opacity="0%" style:text-position="0% 100%" fo:font-size="10.5pt" officeooo:rsid="010bd874" officeooo:paragraph-rsid="010bd874" fo:background-color="transparent" style:font-size-asian="10.5pt" style:font-size-complex="10.5pt"/>
    </style:style>
    <style:style style:name="P26" style:family="paragraph" style:parent-style-name="Table_20_Contents">
      <style:paragraph-properties fo:text-align="start" style:justify-single-word="false"/>
      <style:text-properties style:use-window-font-color="true" loext:opacity="0%" style:text-position="0% 100%" fo:font-size="10.5pt" officeooo:rsid="0112b571" officeooo:paragraph-rsid="0112b571" fo:background-color="transparent" style:font-size-asian="10.5pt" style:font-size-complex="10.5pt"/>
    </style:style>
    <style:style style:name="P27" style:family="paragraph" style:parent-style-name="Table_20_Contents">
      <style:paragraph-properties fo:text-align="start" style:justify-single-word="false"/>
      <style:text-properties style:use-window-font-color="true" loext:opacity="0%" style:text-position="0% 100%" fo:font-size="10.5pt" officeooo:rsid="011843ac" officeooo:paragraph-rsid="011843ac" fo:background-color="transparent" style:font-size-asian="10.5pt" style:font-size-complex="10.5pt"/>
    </style:style>
    <style:style style:name="P28" style:family="paragraph" style:parent-style-name="Table_20_Contents">
      <style:paragraph-properties fo:text-align="start" style:justify-single-word="false"/>
      <style:text-properties style:use-window-font-color="true" loext:opacity="0%" style:text-position="0% 100%" fo:font-size="10.5pt" officeooo:rsid="011eef29" officeooo:paragraph-rsid="011eef29" fo:background-color="transparent" style:font-size-asian="10.5pt" style:font-size-complex="10.5pt"/>
    </style:style>
    <style:style style:name="P29" style:family="paragraph" style:parent-style-name="Table_20_Contents">
      <style:text-properties officeooo:rsid="00a73144" officeooo:paragraph-rsid="00a73144"/>
    </style:style>
    <style:style style:name="P30" style:family="paragraph" style:parent-style-name="Table_20_Contents">
      <style:paragraph-properties fo:text-align="end" style:justify-single-word="false"/>
      <style:text-properties officeooo:rsid="00a73144" officeooo:paragraph-rsid="00a73144"/>
    </style:style>
    <style:style style:name="P31" style:family="paragraph" style:parent-style-name="Table_20_Contents">
      <style:text-properties officeooo:rsid="00a8b14e" officeooo:paragraph-rsid="00a8b14e"/>
    </style:style>
    <style:style style:name="P32" style:family="paragraph" style:parent-style-name="Table_20_Contents">
      <style:paragraph-properties fo:text-align="end" style:justify-single-word="false"/>
      <style:text-properties officeooo:rsid="00ae4fbd" officeooo:paragraph-rsid="00ae4fbd"/>
    </style:style>
    <style:style style:name="P33" style:family="paragraph" style:parent-style-name="Table_20_Contents">
      <style:text-properties officeooo:rsid="00ae4fbd" officeooo:paragraph-rsid="00ae4fbd"/>
    </style:style>
    <style:style style:name="P34" style:family="paragraph" style:parent-style-name="Table_20_Contents">
      <style:text-properties officeooo:rsid="00af4d64" officeooo:paragraph-rsid="00af4d64"/>
    </style:style>
    <style:style style:name="P35" style:family="paragraph" style:parent-style-name="Table_20_Contents">
      <style:paragraph-properties fo:text-align="end" style:justify-single-word="false"/>
      <style:text-properties officeooo:rsid="00b20bf6" officeooo:paragraph-rsid="00b20bf6"/>
    </style:style>
    <style:style style:name="P36" style:family="paragraph" style:parent-style-name="Table_20_Contents">
      <style:text-properties officeooo:rsid="00b20bf6" officeooo:paragraph-rsid="00b20bf6"/>
    </style:style>
    <style:style style:name="P37" style:family="paragraph" style:parent-style-name="Table_20_Contents">
      <style:text-properties officeooo:rsid="00bd76a0" officeooo:paragraph-rsid="00bd76a0"/>
    </style:style>
    <style:style style:name="P38" style:family="paragraph" style:parent-style-name="Table_20_Contents">
      <style:paragraph-properties fo:text-align="end" style:justify-single-word="false"/>
      <style:text-properties officeooo:rsid="00bd76a0" officeooo:paragraph-rsid="00bd76a0"/>
    </style:style>
    <style:style style:name="P39" style:family="paragraph" style:parent-style-name="Table_20_Contents">
      <style:text-properties officeooo:rsid="00bfc3dd" officeooo:paragraph-rsid="00bfc3dd"/>
    </style:style>
    <style:style style:name="P40" style:family="paragraph" style:parent-style-name="Table_20_Contents">
      <style:text-properties officeooo:rsid="00c1f68c" officeooo:paragraph-rsid="00c1f68c"/>
    </style:style>
    <style:style style:name="P41" style:family="paragraph" style:parent-style-name="Table_20_Contents">
      <style:paragraph-properties fo:text-align="end" style:justify-single-word="false"/>
      <style:text-properties officeooo:rsid="00c1f68c" officeooo:paragraph-rsid="00c1f68c"/>
    </style:style>
    <style:style style:name="P42" style:family="paragraph" style:parent-style-name="Table_20_Contents">
      <style:text-properties officeooo:rsid="00c3cb4b" officeooo:paragraph-rsid="00c3cb4b"/>
    </style:style>
    <style:style style:name="P43" style:family="paragraph" style:parent-style-name="Table_20_Contents">
      <style:text-properties officeooo:rsid="00c4894a" officeooo:paragraph-rsid="00c4894a"/>
    </style:style>
    <style:style style:name="P44" style:family="paragraph" style:parent-style-name="Table_20_Contents">
      <style:paragraph-properties fo:text-align="end" style:justify-single-word="false"/>
      <style:text-properties officeooo:rsid="00c4894a" officeooo:paragraph-rsid="00c4894a"/>
    </style:style>
    <style:style style:name="P45" style:family="paragraph" style:parent-style-name="Table_20_Contents">
      <style:paragraph-properties fo:text-align="start" style:justify-single-word="false"/>
      <style:text-properties officeooo:rsid="00c66e7e" officeooo:paragraph-rsid="00c66e7e"/>
    </style:style>
    <style:style style:name="P46" style:family="paragraph" style:parent-style-name="Table_20_Contents">
      <style:text-properties officeooo:rsid="00c66e7e" officeooo:paragraph-rsid="00c66e7e"/>
    </style:style>
    <style:style style:name="P47" style:family="paragraph" style:parent-style-name="Table_20_Contents">
      <style:paragraph-properties fo:text-align="end" style:justify-single-word="false"/>
      <style:text-properties officeooo:rsid="00c66e7e" officeooo:paragraph-rsid="00c66e7e"/>
    </style:style>
    <style:style style:name="P48" style:family="paragraph" style:parent-style-name="Table_20_Contents">
      <style:paragraph-properties fo:text-align="start" style:justify-single-word="false"/>
      <style:text-properties officeooo:rsid="00c7e68f" officeooo:paragraph-rsid="00c7e68f"/>
    </style:style>
    <style:style style:name="P49" style:family="paragraph" style:parent-style-name="Table_20_Contents">
      <style:text-properties officeooo:rsid="00c7e68f" officeooo:paragraph-rsid="00c7e68f"/>
    </style:style>
    <style:style style:name="P50" style:family="paragraph" style:parent-style-name="Table_20_Contents">
      <style:paragraph-properties fo:text-align="end" style:justify-single-word="false"/>
      <style:text-properties officeooo:rsid="00c7e68f" officeooo:paragraph-rsid="00c7e68f"/>
    </style:style>
    <style:style style:name="P51" style:family="paragraph" style:parent-style-name="Table_20_Contents">
      <style:paragraph-properties fo:text-align="end" style:justify-single-word="false"/>
      <style:text-properties officeooo:rsid="00c9237c" officeooo:paragraph-rsid="00c9237c"/>
    </style:style>
    <style:style style:name="P52" style:family="paragraph" style:parent-style-name="Table_20_Contents">
      <style:text-properties officeooo:rsid="00cb517d" officeooo:paragraph-rsid="00cb517d"/>
    </style:style>
    <style:style style:name="P53" style:family="paragraph" style:parent-style-name="Table_20_Contents">
      <style:paragraph-properties fo:text-align="end" style:justify-single-word="false"/>
      <style:text-properties officeooo:rsid="00d0aae1" officeooo:paragraph-rsid="00d0aae1"/>
    </style:style>
    <style:style style:name="P54" style:family="paragraph" style:parent-style-name="Table_20_Contents">
      <style:text-properties officeooo:rsid="00d0aae1" officeooo:paragraph-rsid="00d0aae1"/>
    </style:style>
    <style:style style:name="P55" style:family="paragraph" style:parent-style-name="Table_20_Contents">
      <style:paragraph-properties fo:text-align="start" style:justify-single-word="false"/>
      <style:text-properties officeooo:rsid="00dc5a38" officeooo:paragraph-rsid="00dc5a38"/>
    </style:style>
    <style:style style:name="P56" style:family="paragraph" style:parent-style-name="Table_20_Contents">
      <style:paragraph-properties fo:text-align="end" style:justify-single-word="false"/>
      <style:text-properties officeooo:rsid="00de4771" officeooo:paragraph-rsid="00de4771"/>
    </style:style>
    <style:style style:name="P57" style:family="paragraph" style:parent-style-name="Table_20_Contents">
      <style:text-properties officeooo:rsid="00de4771" officeooo:paragraph-rsid="00de4771"/>
    </style:style>
    <style:style style:name="P58" style:family="paragraph" style:parent-style-name="Table_20_Contents">
      <style:text-properties officeooo:rsid="00e0c673" officeooo:paragraph-rsid="00e0c673"/>
    </style:style>
    <style:style style:name="P59" style:family="paragraph" style:parent-style-name="Table_20_Contents">
      <style:paragraph-properties fo:text-align="start" style:justify-single-word="false"/>
      <style:text-properties officeooo:rsid="00e0c673" officeooo:paragraph-rsid="00e0c673"/>
    </style:style>
    <style:style style:name="P60" style:family="paragraph" style:parent-style-name="Table_20_Contents">
      <style:paragraph-properties fo:text-align="end" style:justify-single-word="false"/>
      <style:text-properties officeooo:rsid="00e2448b" officeooo:paragraph-rsid="00e2448b"/>
    </style:style>
    <style:style style:name="P61" style:family="paragraph" style:parent-style-name="Table_20_Contents">
      <style:text-properties officeooo:rsid="00e2448b" officeooo:paragraph-rsid="00e2448b"/>
    </style:style>
    <style:style style:name="P62" style:family="paragraph" style:parent-style-name="Table_20_Contents">
      <style:text-properties officeooo:rsid="00e2448b" officeooo:paragraph-rsid="00f6eb57"/>
    </style:style>
    <style:style style:name="P63" style:family="paragraph" style:parent-style-name="Table_20_Contents">
      <style:text-properties officeooo:rsid="00e5bfd0" officeooo:paragraph-rsid="00e5bfd0"/>
    </style:style>
    <style:style style:name="P64" style:family="paragraph" style:parent-style-name="Table_20_Contents">
      <style:text-properties officeooo:rsid="00e71ed5" officeooo:paragraph-rsid="00e71ed5"/>
    </style:style>
    <style:style style:name="P65" style:family="paragraph" style:parent-style-name="Table_20_Contents">
      <style:paragraph-properties fo:text-align="start" style:justify-single-word="false"/>
      <style:text-properties officeooo:rsid="00ea83c7" officeooo:paragraph-rsid="00ea83c7"/>
    </style:style>
    <style:style style:name="P66" style:family="paragraph" style:parent-style-name="Table_20_Contents">
      <style:text-properties officeooo:rsid="00f256b0" officeooo:paragraph-rsid="00f256b0"/>
    </style:style>
    <style:style style:name="P67" style:family="paragraph" style:parent-style-name="Table_20_Heading">
      <style:text-properties officeooo:rsid="00f256b0" officeooo:paragraph-rsid="00f256b0"/>
    </style:style>
    <style:style style:name="P68" style:family="paragraph" style:parent-style-name="Table_20_Contents">
      <style:paragraph-properties fo:text-align="end" style:justify-single-word="false"/>
      <style:text-properties officeooo:rsid="00f6eb57" officeooo:paragraph-rsid="00f6eb57"/>
    </style:style>
    <style:style style:name="P69" style:family="paragraph" style:parent-style-name="Table_20_Contents">
      <style:text-properties officeooo:rsid="00f6eb57" officeooo:paragraph-rsid="00f6eb57"/>
    </style:style>
    <style:style style:name="P70" style:family="paragraph" style:parent-style-name="Table_20_Contents">
      <style:paragraph-properties fo:text-align="start" style:justify-single-word="false"/>
      <style:text-properties officeooo:rsid="00f6eb57" officeooo:paragraph-rsid="00f6eb57"/>
    </style:style>
    <style:style style:name="P71" style:family="paragraph" style:parent-style-name="Table_20_Contents">
      <style:paragraph-properties fo:text-align="end" style:justify-single-word="false"/>
      <style:text-properties officeooo:rsid="00f832ec" officeooo:paragraph-rsid="00f832ec"/>
    </style:style>
    <style:style style:name="P72" style:family="paragraph" style:parent-style-name="Table_20_Contents">
      <style:text-properties officeooo:rsid="00f832ec" officeooo:paragraph-rsid="00f832ec"/>
    </style:style>
    <style:style style:name="P73" style:family="paragraph" style:parent-style-name="Table_20_Contents">
      <style:paragraph-properties fo:text-align="start" style:justify-single-word="false"/>
      <style:text-properties officeooo:rsid="00f832ec" officeooo:paragraph-rsid="00f832ec"/>
    </style:style>
    <style:style style:name="P74" style:family="paragraph" style:parent-style-name="Table_20_Contents">
      <style:paragraph-properties fo:text-align="end" style:justify-single-word="false"/>
      <style:text-properties officeooo:rsid="0112b571" officeooo:paragraph-rsid="0112b571"/>
    </style:style>
    <style:style style:name="P75" style:family="paragraph" style:parent-style-name="Table_20_Contents">
      <style:text-properties officeooo:rsid="0112b571" officeooo:paragraph-rsid="0112b571"/>
    </style:style>
    <style:style style:name="P76" style:family="paragraph" style:parent-style-name="Table_20_Contents">
      <style:paragraph-properties fo:text-align="start" style:justify-single-word="false"/>
      <style:text-properties officeooo:rsid="0114f2d0" officeooo:paragraph-rsid="0114f2d0"/>
    </style:style>
    <style:style style:name="P77" style:family="paragraph" style:parent-style-name="Table_20_Contents">
      <style:paragraph-properties fo:text-align="end" style:justify-single-word="false"/>
      <style:text-properties officeooo:rsid="01150ed2" officeooo:paragraph-rsid="01150ed2"/>
    </style:style>
    <style:style style:name="P78" style:family="paragraph" style:parent-style-name="Table_20_Contents">
      <style:text-properties officeooo:rsid="011843ac" officeooo:paragraph-rsid="011843ac"/>
    </style:style>
    <style:style style:name="P79" style:family="paragraph" style:parent-style-name="Table_20_Contents">
      <style:paragraph-properties fo:text-align="start" style:justify-single-word="false"/>
      <style:text-properties officeooo:rsid="011843ac" officeooo:paragraph-rsid="011843ac"/>
    </style:style>
    <style:style style:name="P80" style:family="paragraph" style:parent-style-name="Table_20_Contents">
      <style:paragraph-properties fo:text-align="end" style:justify-single-word="false"/>
      <style:text-properties officeooo:rsid="011d1f21" officeooo:paragraph-rsid="011d1f21"/>
    </style:style>
    <style:style style:name="P81" style:family="paragraph" style:parent-style-name="Table_20_Contents">
      <style:text-properties officeooo:rsid="011d1f21" officeooo:paragraph-rsid="011d1f21"/>
    </style:style>
    <style:style style:name="P82" style:family="paragraph" style:parent-style-name="Table_20_Contents">
      <style:text-properties officeooo:rsid="011eef29" officeooo:paragraph-rsid="011eef29"/>
    </style:style>
    <style:style style:name="P83" style:family="paragraph" style:parent-style-name="Table_20_Contents">
      <style:paragraph-properties fo:text-align="start" style:justify-single-word="false"/>
      <style:text-properties officeooo:rsid="011eef29" officeooo:paragraph-rsid="011eef29"/>
    </style:style>
    <style:style style:name="P84" style:family="paragraph" style:parent-style-name="Table_20_Contents">
      <style:paragraph-properties fo:text-align="end" style:justify-single-word="false"/>
      <style:text-properties officeooo:rsid="0123dfb3" officeooo:paragraph-rsid="0123dfb3"/>
    </style:style>
    <style:style style:name="P85" style:family="paragraph" style:parent-style-name="Table_20_Contents">
      <style:text-properties officeooo:rsid="0123dfb3" officeooo:paragraph-rsid="0123dfb3"/>
    </style:style>
    <style:style style:name="P86" style:family="paragraph" style:parent-style-name="Table_20_Contents">
      <style:paragraph-properties fo:text-align="start" style:justify-single-word="false"/>
      <style:text-properties officeooo:rsid="0123dfb3" officeooo:paragraph-rsid="0123dfb3"/>
    </style:style>
    <style:style style:name="P87" style:family="paragraph" style:parent-style-name="Table_20_Contents">
      <style:paragraph-properties fo:text-align="end" style:justify-single-word="false"/>
      <style:text-properties officeooo:rsid="0149bf59" officeooo:paragraph-rsid="0149bf59"/>
    </style:style>
    <style:style style:name="P88" style:family="paragraph" style:parent-style-name="Table_20_Contents">
      <style:text-properties officeooo:rsid="0149bf59" officeooo:paragraph-rsid="0149bf59"/>
    </style:style>
    <style:style style:name="P89" style:family="paragraph" style:parent-style-name="Table_20_Contents">
      <style:paragraph-properties fo:text-align="start" style:justify-single-word="false"/>
      <style:text-properties officeooo:rsid="0149bf59" officeooo:paragraph-rsid="0149bf59"/>
    </style:style>
    <style:style style:name="P90" style:family="paragraph" style:parent-style-name="Table_20_Contents">
      <style:text-properties officeooo:rsid="0149bf59" officeooo:paragraph-rsid="014faae3"/>
    </style:style>
    <style:style style:name="P91" style:family="paragraph" style:parent-style-name="Table_20_Contents">
      <style:paragraph-properties fo:text-align="start" style:justify-single-word="false"/>
      <style:text-properties officeooo:rsid="014c0a99" officeooo:paragraph-rsid="014c0a99"/>
    </style:style>
    <style:style style:name="P92" style:family="paragraph" style:parent-style-name="Table_20_Contents">
      <style:text-properties officeooo:rsid="014c0a99" officeooo:paragraph-rsid="014c0a99"/>
    </style:style>
    <style:style style:name="P93" style:family="paragraph" style:parent-style-name="Table_20_Contents">
      <style:paragraph-properties fo:text-align="end" style:justify-single-word="false"/>
      <style:text-properties officeooo:rsid="014f6d98" officeooo:paragraph-rsid="014f6d98"/>
    </style:style>
    <style:style style:name="P94" style:family="paragraph" style:parent-style-name="Table_20_Contents">
      <style:text-properties officeooo:rsid="014f6d98" officeooo:paragraph-rsid="014f6d98"/>
    </style:style>
    <style:style style:name="P95" style:family="paragraph" style:parent-style-name="Table_20_Contents">
      <style:paragraph-properties fo:text-align="start" style:justify-single-word="false"/>
      <style:text-properties officeooo:rsid="014faae3" officeooo:paragraph-rsid="014faae3"/>
    </style:style>
    <style:style style:name="P96" style:family="paragraph" style:parent-style-name="Table_20_Contents">
      <style:text-properties officeooo:rsid="014faae3" officeooo:paragraph-rsid="014faae3"/>
    </style:style>
    <style:style style:name="P97" style:family="paragraph" style:parent-style-name="Table_20_Contents">
      <style:paragraph-properties fo:text-align="end" style:justify-single-word="false"/>
      <style:text-properties officeooo:rsid="014faae3" officeooo:paragraph-rsid="014faae3"/>
    </style:style>
    <style:style style:name="P98" style:family="paragraph" style:parent-style-name="Table_20_Contents">
      <style:paragraph-properties fo:text-align="start" style:justify-single-word="false"/>
      <style:text-properties officeooo:rsid="015142d2" officeooo:paragraph-rsid="015142d2"/>
    </style:style>
    <style:style style:name="P99" style:family="paragraph" style:parent-style-name="Table_20_Heading">
      <style:text-properties officeooo:rsid="00ee7c70" officeooo:paragraph-rsid="00ee7c70"/>
    </style:style>
    <style:style style:name="P100" style:family="paragraph" style:parent-style-name="Table_20_Heading">
      <style:text-properties officeooo:rsid="00f12538" officeooo:paragraph-rsid="00f12538"/>
    </style:style>
    <style:style style:name="P101" style:family="paragraph" style:parent-style-name="Text_20_body">
      <style:text-properties officeooo:paragraph-rsid="00fe50e6"/>
    </style:style>
    <style:style style:name="P102" style:family="paragraph" style:parent-style-name="Text_20_body">
      <style:text-properties officeooo:paragraph-rsid="016d526c"/>
    </style:style>
    <style:style style:name="P103" style:family="paragraph" style:parent-style-name="Text_20_body">
      <style:text-properties officeooo:rsid="017ae1a7" officeooo:paragraph-rsid="017ae1a7"/>
    </style:style>
    <style:style style:name="P104" style:family="paragraph" style:parent-style-name="Text_20_body">
      <style:text-properties officeooo:rsid="01974a99" officeooo:paragraph-rsid="01974a99"/>
    </style:style>
    <style:style style:name="P105" style:family="paragraph" style:parent-style-name="Text_20_body">
      <style:text-properties officeooo:rsid="01a65a41" officeooo:paragraph-rsid="01a65a41"/>
    </style:style>
    <style:style style:name="P106" style:family="paragraph" style:parent-style-name="Text_20_body">
      <style:text-properties officeooo:paragraph-rsid="01a7df37"/>
    </style:style>
    <style:style style:name="P107" style:family="paragraph" style:parent-style-name="Text_20_body">
      <style:text-properties officeooo:rsid="01c25dc2" officeooo:paragraph-rsid="01d8c993"/>
    </style:style>
    <style:style style:name="P108" style:family="paragraph" style:parent-style-name="Text_20_body">
      <style:text-properties officeooo:rsid="01c25dc2" officeooo:paragraph-rsid="01e3d558"/>
    </style:style>
    <style:style style:name="P109" style:family="paragraph" style:parent-style-name="Text_20_body">
      <style:text-properties officeooo:rsid="01c25dc2" officeooo:paragraph-rsid="01e6cef7"/>
    </style:style>
    <style:style style:name="P110" style:family="paragraph" style:parent-style-name="Text_20_body">
      <style:text-properties officeooo:rsid="0186544c" officeooo:paragraph-rsid="01e7584f"/>
    </style:style>
    <style:style style:name="P111" style:family="paragraph" style:parent-style-name="Subtitle">
      <style:paragraph-properties fo:text-align="start" style:justify-single-word="false"/>
      <style:text-properties style:font-name="Bitter" fo:font-size="18pt" officeooo:rsid="006eacc6" officeooo:paragraph-rsid="0204114d" style:font-name-asian="DejaVu Sans2" style:font-size-asian="18pt" style:font-name-complex="DejaVu Sans2" style:font-size-complex="18pt"/>
    </style:style>
    <style:style style:name="P112" style:family="paragraph" style:parent-style-name="Subtitle">
      <style:paragraph-properties fo:text-align="start" style:justify-single-word="false"/>
      <style:text-properties style:font-name="Bitter" fo:font-size="18pt" officeooo:rsid="0204114d" officeooo:paragraph-rsid="0204114d" style:font-name-asian="DejaVu Sans2" style:font-size-asian="18pt" style:font-name-complex="DejaVu Sans2" style:font-size-complex="18pt"/>
    </style:style>
    <style:style style:name="P113" style:family="paragraph" style:parent-style-name="Title">
      <style:paragraph-properties fo:text-align="start" style:justify-single-word="false"/>
      <style:text-properties style:font-name="Bitter" fo:font-size="30pt" fo:font-weight="normal" officeooo:rsid="006eacc6" officeooo:paragraph-rsid="0204114d" style:font-name-asian="DejaVu Sans2" style:font-size-asian="30pt" style:font-weight-asian="bold" style:font-name-complex="DejaVu Sans2" style:font-size-complex="30pt" style:font-weight-complex="bold"/>
    </style:style>
    <style:style style:name="P114" style:family="paragraph" style:parent-style-name="Text_20_body">
      <style:text-properties officeooo:paragraph-rsid="01f2fb45"/>
    </style:style>
    <style:style style:name="P115" style:family="paragraph" style:parent-style-name="Text_20_body">
      <style:text-properties officeooo:paragraph-rsid="01fa4679"/>
    </style:style>
    <style:style style:name="P116" style:family="paragraph" style:parent-style-name="Contents_20_1">
      <style:paragraph-properties>
        <style:tab-stops>
          <style:tab-stop style:position="18.002cm" style:type="right" style:leader-style="dotted" style:leader-text="."/>
        </style:tab-stops>
      </style:paragraph-properties>
    </style:style>
    <style:style style:name="P117" style:family="paragraph" style:parent-style-name="Contents_20_2">
      <style:paragraph-properties>
        <style:tab-stops>
          <style:tab-stop style:position="17.503cm" style:type="right" style:leader-style="dotted" style:leader-text="."/>
        </style:tab-stops>
      </style:paragraph-properties>
    </style:style>
    <style:style style:name="P118" style:family="paragraph" style:parent-style-name="Contents_20_3">
      <style:paragraph-properties>
        <style:tab-stops>
          <style:tab-stop style:position="17.002cm" style:type="right" style:leader-style="dotted" style:leader-text="."/>
        </style:tab-stops>
      </style:paragraph-properties>
    </style:style>
    <style:style style:name="P119" style:family="paragraph" style:parent-style-name="Contents_20_Heading">
      <style:paragraph-properties fo:break-before="page"/>
    </style:style>
    <style:style style:name="P120" style:family="paragraph" style:parent-style-name="Text_20_body">
      <style:text-properties officeooo:rsid="0214579c" officeooo:paragraph-rsid="0214579c"/>
    </style:style>
    <style:style style:name="P121" style:family="paragraph" style:parent-style-name="Text_20_body">
      <style:text-properties officeooo:rsid="0219dfa0" officeooo:paragraph-rsid="0219dfa0"/>
    </style:style>
    <style:style style:name="P122" style:family="paragraph" style:parent-style-name="Heading_20_1" style:list-style-name="">
      <style:paragraph-properties fo:break-before="page" style:join-border="false"/>
      <style:text-properties officeooo:rsid="0014d784" officeooo:paragraph-rsid="006bb1b9"/>
    </style:style>
    <style:style style:name="P123" style:family="paragraph" style:parent-style-name="Heading_20_1">
      <style:paragraph-properties fo:break-before="page"/>
      <style:text-properties officeooo:rsid="0014d784" officeooo:paragraph-rsid="006bb1b9"/>
    </style:style>
    <style:style style:name="P124" style:family="paragraph" style:parent-style-name="Heading_20_1" style:list-style-name="">
      <style:paragraph-properties fo:break-before="page" style:join-border="false"/>
      <style:text-properties officeooo:rsid="01e15cc2" officeooo:paragraph-rsid="01e15cc2"/>
    </style:style>
    <style:style style:name="P125" style:family="paragraph" style:parent-style-name="Heading_20_1">
      <style:paragraph-properties fo:break-before="page"/>
      <style:text-properties officeooo:rsid="0018b73b" officeooo:paragraph-rsid="006bb1b9"/>
    </style:style>
    <style:style style:name="P126" style:family="paragraph" style:parent-style-name="Heading_20_1" style:list-style-name="">
      <style:paragraph-properties fo:break-before="page" style:join-border="false"/>
      <style:text-properties officeooo:rsid="00703e21" officeooo:paragraph-rsid="00703e21"/>
    </style:style>
    <style:style style:name="P127" style:family="paragraph" style:parent-style-name="Heading_20_2">
      <style:text-properties officeooo:rsid="01859eea" officeooo:paragraph-rsid="01859eea"/>
    </style:style>
    <style:style style:name="P128" style:family="paragraph" style:parent-style-name="Heading_20_2">
      <style:text-properties officeooo:rsid="0205c3aa" officeooo:paragraph-rsid="006bb1b9"/>
    </style:style>
    <style:style style:name="P129" style:family="paragraph" style:parent-style-name="Heading_20_2">
      <style:text-properties officeooo:rsid="0209de66" officeooo:paragraph-rsid="0209de66"/>
    </style:style>
    <style:style style:name="P130" style:family="paragraph" style:parent-style-name="Heading_20_2">
      <style:text-properties officeooo:paragraph-rsid="020a12b6"/>
    </style:style>
    <style:style style:name="P131" style:family="paragraph" style:parent-style-name="Heading_20_2">
      <style:text-properties officeooo:rsid="0018b73b" officeooo:paragraph-rsid="006bb1b9"/>
    </style:style>
    <style:style style:name="P132" style:family="paragraph" style:parent-style-name="Heading_20_2">
      <style:text-properties officeooo:rsid="0018b73b" officeooo:paragraph-rsid="01fa4679"/>
    </style:style>
    <style:style style:name="P133" style:family="paragraph" style:parent-style-name="Heading_20_2">
      <style:text-properties officeooo:rsid="0176ebab" officeooo:paragraph-rsid="006bb1b9"/>
    </style:style>
    <style:style style:name="P134" style:family="paragraph" style:parent-style-name="Heading_20_2">
      <style:text-properties officeooo:rsid="0177d190" officeooo:paragraph-rsid="006bb1b9"/>
    </style:style>
    <style:style style:name="P135" style:family="paragraph" style:parent-style-name="Heading_20_2">
      <style:text-properties officeooo:paragraph-rsid="006bb1b9"/>
    </style:style>
    <style:style style:name="P136" style:family="paragraph" style:parent-style-name="Heading_20_2">
      <style:text-properties officeooo:rsid="017ae1a7" officeooo:paragraph-rsid="017ae1a7"/>
    </style:style>
    <style:style style:name="P137" style:family="paragraph" style:parent-style-name="Heading_20_2">
      <style:text-properties officeooo:rsid="024bd159" officeooo:paragraph-rsid="006bb1b9"/>
    </style:style>
    <style:style style:name="P138" style:family="paragraph" style:parent-style-name="Heading_20_2">
      <style:paragraph-properties fo:break-before="page"/>
      <style:text-properties officeooo:rsid="00f9fe76" officeooo:paragraph-rsid="006bb1b9"/>
    </style:style>
    <style:style style:name="P139" style:family="paragraph" style:parent-style-name="Heading_20_3">
      <style:text-properties officeooo:rsid="021cdd2a" officeooo:paragraph-rsid="021cdd2a"/>
    </style:style>
    <style:style style:name="P140" style:family="paragraph" style:parent-style-name="Heading_20_3">
      <style:text-properties officeooo:rsid="01d15c31" officeooo:paragraph-rsid="01d15c31"/>
    </style:style>
    <style:style style:name="P141" style:family="paragraph" style:parent-style-name="Heading_20_3">
      <style:text-properties officeooo:rsid="014d4985" officeooo:paragraph-rsid="006bb1b9"/>
    </style:style>
    <style:style style:name="P142" style:family="paragraph" style:parent-style-name="Heading_20_3">
      <style:text-properties officeooo:rsid="017464b8" officeooo:paragraph-rsid="006bb1b9"/>
    </style:style>
    <style:style style:name="P143" style:family="paragraph" style:parent-style-name="Heading_20_3">
      <style:text-properties officeooo:rsid="01969d92" officeooo:paragraph-rsid="006bb1b9"/>
    </style:style>
    <style:style style:name="P144" style:family="paragraph" style:parent-style-name="Text_20_body" style:master-page-name="Custom_20_Report_20_First_20_Page">
      <style:paragraph-properties style:page-number="auto"/>
      <style:text-properties officeooo:rsid="0012f8fc" officeooo:paragraph-rsid="0204114d"/>
    </style:style>
    <style:style style:name="P145" style:family="paragraph" style:parent-style-name="Text_20_body" style:list-style-name="">
      <style:paragraph-properties style:join-border="false"/>
      <style:text-properties officeooo:rsid="01f174fc" officeooo:paragraph-rsid="006bb1b9"/>
    </style:style>
    <style:style style:name="P146" style:family="paragraph" style:parent-style-name="Text_20_body" style:list-style-name="">
      <style:paragraph-properties style:join-border="false"/>
      <style:text-properties officeooo:paragraph-rsid="006bb1b9"/>
    </style:style>
    <style:style style:name="P147" style:family="paragraph" style:parent-style-name="Text_20_body">
      <style:text-properties officeooo:rsid="021eab51" officeooo:paragraph-rsid="02218944"/>
    </style:style>
    <style:style style:name="P148" style:family="paragraph" style:parent-style-name="Text_20_body">
      <style:text-properties officeooo:rsid="022941c5" officeooo:paragraph-rsid="022941c5"/>
    </style:style>
    <style:style style:name="P149" style:family="paragraph">
      <style:paragraph-properties fo:margin-left="0cm" fo:margin-right="0cm" fo:margin-top="0cm" fo:margin-bottom="0cm" fo:line-height="100%" fo:text-align="start" fo:text-indent="0cm" style:text-autospace="ideograph-alpha" style:punctuation-wrap="hanging" style:line-break="strict" style:writing-mode="lr-tb">
        <style:tab-stops/>
      </style:paragraph-properties>
      <style:text-properties fo:hyphenate="false" loext:hyphenation-no-caps="false" loext:hyphenation-no-last-word="false"/>
    </style:style>
    <style:style style:name="P150" style:family="paragraph">
      <style:paragraph-properties fo:text-align="center"/>
    </style:style>
    <style:style style:name="P151" style:family="paragraph">
      <style:paragraph-properties fo:text-align="center" style:writing-mode="lr-tb"/>
    </style:style>
    <style:style style:name="T1" style:family="text">
      <style:text-properties officeooo:rsid="0070baf5"/>
    </style:style>
    <style:style style:name="T2" style:family="text">
      <style:text-properties officeooo:rsid="0200ef2f"/>
    </style:style>
    <style:style style:name="T3" style:family="text">
      <style:text-properties officeooo:rsid="02029bf5"/>
    </style:style>
    <style:style style:name="T4" style:family="text">
      <style:text-properties officeooo:rsid="01f946b7"/>
    </style:style>
    <style:style style:name="T5" style:family="text">
      <style:text-properties officeooo:rsid="01fab3f2"/>
    </style:style>
    <style:style style:name="T6" style:family="text">
      <style:text-properties officeooo:rsid="0203117d"/>
    </style:style>
    <style:style style:name="T7" style:family="text">
      <style:text-properties officeooo:rsid="01f34198"/>
    </style:style>
    <style:style style:name="T8" style:family="text">
      <style:text-properties officeooo:rsid="021c770d"/>
    </style:style>
    <style:style style:name="T9" style:family="text">
      <style:text-properties officeooo:rsid="02391b3e"/>
    </style:style>
    <style:style style:name="T10" style:family="text">
      <style:text-properties officeooo:rsid="0236a031"/>
    </style:style>
    <style:style style:name="T11" style:family="text">
      <style:text-properties officeooo:rsid="0221101f"/>
    </style:style>
    <style:style style:name="T12" style:family="text">
      <style:text-properties officeooo:rsid="0223a245"/>
    </style:style>
    <style:style style:name="T13" style:family="text">
      <style:text-properties officeooo:rsid="02264f73"/>
    </style:style>
    <style:style style:name="T14" style:family="text">
      <style:text-properties officeooo:rsid="022ba8bb"/>
    </style:style>
    <style:style style:name="T15" style:family="text">
      <style:text-properties officeooo:rsid="022df287"/>
    </style:style>
    <style:style style:name="T16" style:family="text">
      <style:text-properties officeooo:rsid="022e54d8"/>
    </style:style>
    <style:style style:name="T17" style:family="text">
      <style:text-properties officeooo:rsid="0235badf"/>
    </style:style>
    <style:style style:name="T18" style:family="text">
      <style:text-properties officeooo:rsid="023686eb"/>
    </style:style>
    <style:style style:name="T19" style:family="text">
      <style:text-properties officeooo:rsid="022fa5fd"/>
    </style:style>
    <style:style style:name="T20" style:family="text">
      <style:text-properties officeooo:rsid="023124d1"/>
    </style:style>
    <style:style style:name="T21" style:family="text">
      <style:text-properties officeooo:rsid="02295a55"/>
    </style:style>
    <style:style style:name="T22" style:family="text">
      <style:text-properties officeooo:rsid="0227e10d"/>
    </style:style>
    <style:style style:name="T23" style:family="text">
      <style:text-properties officeooo:rsid="020a5252"/>
    </style:style>
    <style:style style:name="T24" style:family="text">
      <style:text-properties officeooo:rsid="01a2ca4f"/>
    </style:style>
    <style:style style:name="T25" style:family="text">
      <style:text-properties officeooo:rsid="01a1a6be"/>
    </style:style>
    <style:style style:name="T26" style:family="text">
      <style:text-properties officeooo:rsid="0175caf9"/>
    </style:style>
    <style:style style:name="T27" style:family="text">
      <style:text-properties officeooo:rsid="0176ebab"/>
    </style:style>
    <style:style style:name="T28" style:family="text">
      <style:text-properties officeooo:rsid="01883812"/>
    </style:style>
    <style:style style:name="T29" style:family="text">
      <style:text-properties officeooo:rsid="01836ca4"/>
    </style:style>
    <style:style style:name="T30" style:family="text">
      <style:text-properties style:font-name="DejaVu Sans1"/>
    </style:style>
    <style:style style:name="T31" style:family="text">
      <style:text-properties style:font-name="DejaVu Sans1" officeooo:rsid="01808f31"/>
    </style:style>
    <style:style style:name="T32" style:family="text">
      <style:text-properties style:font-name="DejaVu Sans1" officeooo:rsid="01883812"/>
    </style:style>
    <style:style style:name="T33" style:family="text">
      <style:text-properties style:font-name="DejaVu Sans1" officeooo:rsid="01836ca4"/>
    </style:style>
    <style:style style:name="T34" style:family="text">
      <style:text-properties style:font-name="DejaVu Sans1" officeooo:rsid="018552d5"/>
    </style:style>
    <style:style style:name="T35" style:family="text">
      <style:text-properties style:font-name="DejaVu Sans1" fo:background-color="transparent" loext:char-shading-value="0"/>
    </style:style>
    <style:style style:name="T36" style:family="text">
      <style:text-properties style:font-name="DejaVu Sans1" officeooo:rsid="014ad4ec" fo:background-color="transparent" loext:char-shading-value="0"/>
    </style:style>
    <style:style style:name="T37" style:family="text">
      <style:text-properties style:font-name="DejaVu Sans1" officeooo:rsid="00e33a35" fo:background-color="transparent" loext:char-shading-value="0"/>
    </style:style>
    <style:style style:name="T38" style:family="text">
      <style:text-properties style:font-name="DejaVu Sans1" officeooo:rsid="014b9c0d"/>
    </style:style>
    <style:style style:name="T39" style:family="text">
      <style:text-properties style:font-name="DejaVu Sans1" officeooo:rsid="0167e275"/>
    </style:style>
    <style:style style:name="T40" style:family="text">
      <style:text-properties style:font-name="DejaVu Sans1" officeooo:rsid="016fc118"/>
    </style:style>
    <style:style style:name="T41" style:family="text">
      <style:text-properties style:font-name="DejaVu Sans1" officeooo:rsid="01978dee"/>
    </style:style>
    <style:style style:name="T42" style:family="text">
      <style:text-properties style:font-name="DejaVu Sans1" officeooo:rsid="016dea48"/>
    </style:style>
    <style:style style:name="T43" style:family="text">
      <style:text-properties style:font-name="DejaVu Sans1" officeooo:rsid="019fdca6"/>
    </style:style>
    <style:style style:name="T44" style:family="text">
      <style:text-properties style:font-name="DejaVu Sans1" officeooo:rsid="01a37078"/>
    </style:style>
    <style:style style:name="T45" style:family="text">
      <style:text-properties style:font-name="DejaVu Sans1" officeooo:rsid="0092771d"/>
    </style:style>
    <style:style style:name="T46" style:family="text">
      <style:text-properties style:font-name="DejaVu Sans1" officeooo:rsid="013a68ea"/>
    </style:style>
    <style:style style:name="T47" style:family="text">
      <style:text-properties style:font-name="DejaVu Sans1" officeooo:rsid="00daa12e"/>
    </style:style>
    <style:style style:name="T48" style:family="text">
      <style:text-properties style:font-name="DejaVu Sans1" officeooo:rsid="00dd6ef2"/>
    </style:style>
    <style:style style:name="T49" style:family="text">
      <style:text-properties style:font-name="DejaVu Sans1" officeooo:rsid="00dcc813"/>
    </style:style>
    <style:style style:name="T50" style:family="text">
      <style:text-properties style:font-name="DejaVu Sans1" officeooo:rsid="0157cc47"/>
    </style:style>
    <style:style style:name="T51" style:family="text">
      <style:text-properties style:font-name="DejaVu Sans1" officeooo:rsid="01484cd7"/>
    </style:style>
    <style:style style:name="T52" style:family="text">
      <style:text-properties style:font-name="DejaVu Sans1" officeooo:rsid="0146c3f6"/>
    </style:style>
    <style:style style:name="T53" style:family="text">
      <style:text-properties style:font-name="DejaVu Sans1" officeooo:rsid="0148c1c7"/>
    </style:style>
    <style:style style:name="T54" style:family="text">
      <style:text-properties style:font-name="DejaVu Sans1" officeooo:rsid="0169aed2"/>
    </style:style>
    <style:style style:name="T55" style:family="text">
      <style:text-properties style:font-name="DejaVu Sans1" officeooo:rsid="014ad4ec"/>
    </style:style>
    <style:style style:name="T56" style:family="text">
      <style:text-properties style:font-name="DejaVu Sans1" officeooo:rsid="0152f8ef"/>
    </style:style>
    <style:style style:name="T57" style:family="text">
      <style:text-properties style:font-name="DejaVu Sans1" officeooo:rsid="0151c53b"/>
    </style:style>
    <style:style style:name="T58" style:family="text">
      <style:text-properties style:font-name="DejaVu Sans1" officeooo:rsid="0146053b"/>
    </style:style>
    <style:style style:name="T59" style:family="text">
      <style:text-properties style:font-name="DejaVu Sans1" officeooo:rsid="018a0b86"/>
    </style:style>
    <style:style style:name="T60" style:family="text">
      <style:text-properties style:font-name="DejaVu Sans1" officeooo:rsid="018a42db"/>
    </style:style>
    <style:style style:name="T61" style:family="text">
      <style:text-properties officeooo:rsid="01e60e2b"/>
    </style:style>
    <style:style style:name="T62" style:family="text">
      <style:text-properties officeooo:rsid="01e6c445"/>
    </style:style>
    <style:style style:name="T63" style:family="text">
      <style:text-properties officeooo:rsid="020b5daa"/>
    </style:style>
    <style:style style:name="T64" style:family="text">
      <style:text-properties officeooo:rsid="020d2ca1"/>
    </style:style>
    <style:style style:name="T65" style:family="text">
      <style:text-properties officeooo:rsid="017a0d77"/>
    </style:style>
    <style:style style:name="T66" style:family="text">
      <style:text-properties officeooo:rsid="01781ecc"/>
    </style:style>
    <style:style style:name="T67" style:family="text">
      <style:text-properties officeooo:rsid="006b9e8c"/>
    </style:style>
    <style:style style:name="T68" style:family="text">
      <style:text-properties officeooo:rsid="0198cb60"/>
    </style:style>
    <style:style style:name="T69" style:family="text">
      <style:text-properties officeooo:rsid="01fb5e84"/>
    </style:style>
    <style:style style:name="T70" style:family="text">
      <style:text-properties officeooo:rsid="01ab763b"/>
    </style:style>
    <style:style style:name="T71" style:family="text">
      <style:text-properties officeooo:rsid="01fd6790"/>
    </style:style>
    <style:style style:name="T72" style:family="text">
      <style:text-properties officeooo:rsid="01abef06"/>
    </style:style>
    <style:style style:name="T73" style:family="text">
      <style:text-properties officeooo:rsid="006ff6f7"/>
    </style:style>
    <style:style style:name="T74" style:family="text">
      <style:text-properties officeooo:rsid="024426db"/>
    </style:style>
    <style:style style:name="T75" style:family="text">
      <style:text-properties officeooo:rsid="02450179"/>
    </style:style>
    <style:style style:name="T76" style:family="text">
      <style:text-properties officeooo:rsid="024d2124"/>
    </style:style>
    <style:style style:name="T77" style:family="text">
      <style:text-properties officeooo:rsid="024e7f8a"/>
    </style:style>
    <style:style style:name="T78" style:family="text">
      <style:text-properties style:font-name="DejaVu Sans Mono"/>
    </style:style>
    <style:style style:name="T79" style:family="text">
      <style:text-properties style:font-name="DejaVu Sans Mono" fo:background-color="#eeeeee" loext:char-shading-value="0"/>
    </style:style>
    <style:style style:name="T80" style:family="text">
      <style:text-properties style:font-name="DejaVu Sans Mono" officeooo:rsid="0167e275" fo:background-color="#eeeeee" loext:char-shading-value="0"/>
    </style:style>
    <style:style style:name="T81" style:family="text">
      <style:text-properties style:font-name="DejaVu Sans Mono" officeooo:rsid="016dea48" fo:background-color="#eeeeee" loext:char-shading-value="0"/>
    </style:style>
    <style:style style:name="T82" style:family="text">
      <style:text-properties style:font-name="DejaVu Sans Mono" officeooo:rsid="01a37078" fo:background-color="#eeeeee" loext:char-shading-value="0"/>
    </style:style>
    <style:style style:name="T83" style:family="text">
      <style:text-properties style:font-name="DejaVu Sans Mono" officeooo:rsid="00c19f94" fo:background-color="#eeeeee" loext:char-shading-value="0"/>
    </style:style>
    <style:style style:name="T84" style:family="text">
      <style:text-properties style:font-name="DejaVu Sans Mono" officeooo:rsid="0092771d" fo:background-color="#eeeeee" loext:char-shading-value="0"/>
    </style:style>
    <style:style style:name="T85" style:family="text">
      <style:text-properties style:font-name="DejaVu Sans Mono" officeooo:rsid="00daa12e" fo:background-color="#eeeeee" loext:char-shading-value="0"/>
    </style:style>
    <style:style style:name="T86" style:family="text">
      <style:text-properties style:font-name="DejaVu Sans Mono" officeooo:rsid="00dbe7ca" fo:background-color="#eeeeee" loext:char-shading-value="0"/>
    </style:style>
    <style:style style:name="T87" style:family="text">
      <style:text-properties style:font-name="DejaVu Sans Mono" officeooo:rsid="00dd6ef2" fo:background-color="#eeeeee" loext:char-shading-value="0"/>
    </style:style>
    <style:style style:name="T88" style:family="text">
      <style:text-properties style:font-name="DejaVu Sans Mono" officeooo:rsid="00dcc813" fo:background-color="#eeeeee" loext:char-shading-value="0"/>
    </style:style>
    <style:style style:name="T89" style:family="text">
      <style:text-properties style:font-name="DejaVu Sans Mono" officeooo:rsid="0146c3f6" fo:background-color="#eeeeee" loext:char-shading-value="0"/>
    </style:style>
    <style:style style:name="T90" style:family="text">
      <style:text-properties style:font-name="DejaVu Sans Mono" officeooo:rsid="0148c1c7" fo:background-color="#eeeeee" loext:char-shading-value="0"/>
    </style:style>
    <style:style style:name="T91" style:family="text">
      <style:text-properties style:font-name="DejaVu Sans Mono" officeooo:rsid="016fc118" fo:background-color="#eeeeee" loext:char-shading-value="0"/>
    </style:style>
    <style:style style:name="T92" style:family="text">
      <style:text-properties style:font-name="DejaVu Sans Mono" officeooo:rsid="0146053b" fo:background-color="#eeeeee" loext:char-shading-value="0"/>
    </style:style>
    <style:style style:name="T93" style:family="text">
      <style:text-properties style:font-name="DejaVu Sans Mono" officeooo:rsid="018a0b86" fo:background-color="#eeeeee" loext:char-shading-value="0"/>
    </style:style>
    <style:style style:name="T94" style:family="text">
      <style:text-properties style:font-name="DejaVu Sans Mono" officeooo:rsid="015142d2"/>
    </style:style>
    <style:style style:name="T95" style:family="text">
      <style:text-properties officeooo:rsid="00921b90"/>
    </style:style>
    <style:style style:name="T96" style:family="text">
      <style:text-properties officeooo:rsid="0092771d"/>
    </style:style>
    <style:style style:name="T97" style:family="text">
      <style:text-properties officeooo:rsid="00daa12e"/>
    </style:style>
    <style:style style:name="T98" style:family="text">
      <style:text-properties officeooo:rsid="013a68ea"/>
    </style:style>
    <style:style style:name="T99" style:family="text">
      <style:text-properties officeooo:rsid="0146053b"/>
    </style:style>
    <style:style style:name="T100" style:family="text">
      <style:text-properties fo:font-style="italic"/>
    </style:style>
    <style:style style:name="T101" style:family="text">
      <style:text-properties fo:font-style="italic" style:font-style-asian="italic" style:font-style-complex="italic"/>
    </style:style>
    <style:style style:name="T102" style:family="text">
      <style:text-properties officeooo:rsid="010baf27"/>
    </style:style>
    <style:style style:name="T103" style:family="text">
      <style:text-properties officeooo:rsid="0118713f"/>
    </style:style>
    <style:style style:name="T104" style:family="text">
      <style:text-properties officeooo:rsid="0122aa8c"/>
    </style:style>
    <style:style style:name="T105" style:family="text">
      <style:text-properties officeooo:rsid="00e3f5a7"/>
    </style:style>
    <style:style style:name="T106" style:family="text">
      <style:text-properties officeooo:rsid="00d0aae1"/>
    </style:style>
    <style:style style:name="T107" style:family="text">
      <style:text-properties officeooo:rsid="00f256b0"/>
    </style:style>
    <style:style style:name="T108" style:family="text">
      <style:text-properties officeooo:rsid="010e88bc"/>
    </style:style>
    <style:style style:name="T109" style:family="text">
      <style:text-properties officeooo:rsid="015142d2"/>
    </style:style>
    <style:style style:name="T110" style:family="text">
      <style:text-properties officeooo:rsid="0156b094"/>
    </style:style>
    <style:style style:name="T111" style:family="text">
      <style:text-properties officeooo:rsid="0158b001"/>
    </style:style>
    <style:style style:name="T112" style:family="text">
      <style:text-properties officeooo:rsid="015a4427"/>
    </style:style>
    <style:style style:name="T113" style:family="text">
      <style:text-properties officeooo:rsid="015b18c8"/>
    </style:style>
    <style:style style:name="T114" style:family="text">
      <style:text-properties officeooo:rsid="01f8d960"/>
    </style:style>
    <style:style style:name="T115" style:family="text">
      <style:text-properties officeooo:rsid="0170f563"/>
    </style:style>
    <style:style style:name="T116" style:family="text">
      <style:text-properties officeooo:rsid="017129ae"/>
    </style:style>
    <style:style style:name="T117" style:family="text">
      <style:text-properties officeooo:rsid="0172da9b"/>
    </style:style>
    <style:style style:name="T118" style:family="text">
      <style:text-properties officeooo:rsid="01739408"/>
    </style:style>
    <style:style style:name="T119" style:family="text">
      <style:text-properties officeooo:rsid="01776e96"/>
    </style:style>
    <style:style style:name="T120" style:family="text">
      <style:text-properties officeooo:rsid="017a034b"/>
    </style:style>
    <style:style style:name="T121" style:family="text">
      <style:text-properties officeooo:rsid="017c124d"/>
    </style:style>
    <style:style style:name="T122" style:family="text">
      <style:text-properties officeooo:rsid="017f8821"/>
    </style:style>
    <style:style style:name="T123" style:family="text">
      <style:text-properties officeooo:rsid="018ab354"/>
    </style:style>
    <style:style style:name="T124" style:family="text">
      <style:text-properties officeooo:rsid="018b04d8"/>
    </style:style>
    <style:style style:name="T125" style:family="text">
      <style:text-properties officeooo:rsid="018caf53"/>
    </style:style>
    <style:style style:name="T126" style:family="text">
      <style:text-properties officeooo:rsid="018f1aa9"/>
    </style:style>
    <style:style style:name="T127" style:family="text">
      <style:text-properties officeooo:rsid="01918c2a"/>
    </style:style>
    <style:style style:name="T128" style:family="text">
      <style:text-properties officeooo:rsid="01979107"/>
    </style:style>
    <style:style style:name="T129" style:family="text">
      <style:text-properties officeooo:rsid="019b350d"/>
    </style:style>
    <style:style style:name="T130" style:family="text">
      <style:text-properties officeooo:rsid="019d8b82"/>
    </style:style>
    <style:style style:name="T131" style:family="text">
      <style:text-properties officeooo:rsid="019f1a30"/>
    </style:style>
    <style:style style:name="T132" style:family="text">
      <style:text-properties officeooo:rsid="019f79cd"/>
    </style:style>
    <style:style style:name="T133" style:family="text">
      <style:text-properties officeooo:rsid="01a141ef"/>
    </style:style>
    <style:style style:name="T134" style:family="text">
      <style:text-properties officeooo:rsid="01a33e21"/>
    </style:style>
    <style:style style:name="T135" style:family="text">
      <style:text-properties officeooo:rsid="01aa2a4e"/>
    </style:style>
    <style:style style:name="T136" style:family="text">
      <style:text-properties officeooo:rsid="01ad7178"/>
    </style:style>
    <style:style style:name="T137" style:family="text">
      <style:text-properties officeooo:rsid="01ae661f"/>
    </style:style>
    <style:style style:name="T138" style:family="text">
      <style:text-properties officeooo:rsid="01b02084"/>
    </style:style>
    <style:style style:name="T139" style:family="text">
      <style:text-properties officeooo:rsid="01b2589e"/>
    </style:style>
    <style:style style:name="T140" style:family="text">
      <style:text-properties officeooo:rsid="01b311d4"/>
    </style:style>
    <style:style style:name="T141" style:family="text">
      <style:text-properties officeooo:rsid="01b49acf"/>
    </style:style>
    <style:style style:name="T142" style:family="text">
      <style:text-properties officeooo:rsid="01b644d1"/>
    </style:style>
    <style:style style:name="T143" style:family="text">
      <style:text-properties officeooo:rsid="01c7bc26"/>
    </style:style>
    <style:style style:name="T144" style:family="text">
      <style:text-properties officeooo:rsid="01c81c43"/>
    </style:style>
    <style:style style:name="T145" style:family="text">
      <style:text-properties officeooo:rsid="01d15c31"/>
    </style:style>
    <style:style style:name="T146" style:family="text">
      <style:text-properties officeooo:rsid="01d2b5ab"/>
    </style:style>
    <style:style style:name="T147" style:family="text">
      <style:text-properties officeooo:rsid="01d44e91"/>
    </style:style>
    <style:style style:name="T148" style:family="text">
      <style:text-properties officeooo:rsid="01d8c993"/>
    </style:style>
    <style:style style:name="T149" style:family="text">
      <style:text-properties officeooo:rsid="01dcb4c5"/>
    </style:style>
    <style:style style:name="T150" style:family="text">
      <style:text-properties officeooo:rsid="01ddbece"/>
    </style:style>
    <style:style style:name="T151" style:family="text">
      <style:text-properties officeooo:rsid="01de07c7"/>
    </style:style>
    <style:style style:name="T152" style:family="text">
      <style:text-properties officeooo:rsid="01e15cc2"/>
    </style:style>
    <style:style style:name="T153" style:family="text">
      <style:text-properties officeooo:rsid="01e31d09"/>
    </style:style>
    <style:style style:name="T154" style:family="text">
      <style:text-properties officeooo:rsid="01e3d558"/>
    </style:style>
    <style:style style:name="T155" style:family="text">
      <style:text-properties officeooo:rsid="01e684a4"/>
    </style:style>
    <style:style style:name="T156" style:family="text">
      <style:text-properties officeooo:rsid="01e7584f"/>
    </style:style>
    <style:style style:name="T157" style:family="text">
      <style:text-properties officeooo:rsid="01e8978e"/>
    </style:style>
    <style:style style:name="T158" style:family="text">
      <style:text-properties officeooo:rsid="01ea0cb6"/>
    </style:style>
    <style:style style:name="T159" style:family="text">
      <style:text-properties officeooo:rsid="020b57fa"/>
    </style:style>
    <style:style style:name="T160" style:family="text">
      <style:text-properties officeooo:rsid="01f2fb45"/>
    </style:style>
    <style:style style:name="T161" style:family="text">
      <style:text-properties officeooo:rsid="01f7d845"/>
    </style:style>
    <style:style style:name="T162" style:family="text">
      <style:text-properties officeooo:rsid="020a12b6"/>
    </style:style>
    <style:style style:name="T163" style:family="text">
      <style:text-properties officeooo:rsid="020ce5fd"/>
    </style:style>
    <style:style style:name="T164" style:family="text">
      <style:text-properties officeooo:rsid="020fdf4f"/>
    </style:style>
    <style:style style:name="T165" style:family="text">
      <style:text-properties officeooo:rsid="0215a414"/>
    </style:style>
    <style:style style:name="T166" style:family="text">
      <style:text-properties officeooo:rsid="0217dce7"/>
    </style:style>
    <style:style style:name="T167" style:family="text">
      <style:text-properties officeooo:rsid="02192926"/>
    </style:style>
    <style:style style:name="T168" style:family="text">
      <style:text-properties officeooo:rsid="021cdd2a"/>
    </style:style>
    <style:style style:name="T169" style:family="text">
      <style:text-properties officeooo:rsid="021e031c"/>
    </style:style>
    <style:style style:name="T170" style:family="text">
      <style:text-properties officeooo:rsid="021eab51"/>
    </style:style>
    <style:style style:name="T171" style:family="text">
      <style:text-properties officeooo:rsid="02218944"/>
    </style:style>
    <style:style style:name="T172" style:family="text">
      <style:text-properties officeooo:rsid="0219dfa0"/>
    </style:style>
    <style:style style:name="T173" style:family="text">
      <style:text-properties officeooo:rsid="0223e7aa"/>
    </style:style>
    <style:style style:name="T174" style:family="text">
      <style:text-properties officeooo:rsid="0224c861"/>
    </style:style>
    <style:style style:name="T175" style:family="text">
      <style:text-properties officeooo:rsid="02267886"/>
    </style:style>
    <style:style style:name="T176" style:family="text">
      <style:text-properties officeooo:rsid="022ac8dd"/>
    </style:style>
    <style:style style:name="T177" style:family="text">
      <style:text-properties officeooo:rsid="022e333a"/>
    </style:style>
    <style:style style:name="T178" style:family="text">
      <style:text-properties officeooo:rsid="0230b652"/>
    </style:style>
    <style:style style:name="T179" style:family="text">
      <style:text-properties officeooo:rsid="02315f1b"/>
    </style:style>
    <style:style style:name="T180" style:family="text">
      <style:text-properties fo:font-variant="normal" fo:text-transform="none" style:use-window-font-color="true" loext:opacity="0%" style:text-outline="false" style:text-line-through-style="none" style:text-line-through-type="none" style:text-position="0% 100%" style:font-name="DejaVu Sans" fo:font-size="10pt" fo:letter-spacing="normal" fo:language="en" fo:country="GB" fo:font-style="normal" fo:text-shadow="none" style:text-underline-style="none" fo:font-weight="normal" style:text-underline-mode="continuous" style:text-overline-mode="continuous" style:text-line-through-mode="continuous" style:letter-kerning="true" fo:background-color="transparent" style:font-name-asian="DejaVu Sans2" style:font-size-asian="10.5pt" style:language-asian="zh" style:country-asian="CN" style:font-style-asian="normal" style:font-weight-asian="normal" style:font-name-complex="DejaVu Sans2" style:font-size-complex="12pt" style:language-complex="hi" style:country-complex="IN" style:font-style-complex="normal" style:font-weight-complex="normal" style:text-emphasize="none" style:text-scale="100%" style:font-relief="none" style:text-overline-style="none" style:text-overline-color="font-color"/>
    </style:style>
    <style:style style:name="T181" style:family="text"/>
    <style:style style:name="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style style:name="Sect2" style:family="section">
      <style:section-properties style:editable="false">
        <style:columns fo:column-count="1" fo:column-gap="0cm"/>
      </style:section-properties>
    </style:style>
    <style:style style:name="Sect3" style:family="section">
      <style:section-properties text:dont-balance-text-columns="false" style:editable="false">
        <style:columns fo:column-count="2" fo:column-gap="0.497cm">
          <style:column style:rel-width="32767*" fo:start-indent="0cm" fo:end-indent="0.248cm"/>
          <style:column style:rel-width="32768*" fo:start-indent="0.248cm" fo:end-indent="0cm"/>
        </style:columns>
      </style:section-properties>
    </style:style>
    <style:style style:name="gr1" style:family="graphic">
      <style:graphic-properties draw:marker-end=""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2" style:family="graphic">
      <style:graphic-properties draw:marker-start=""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3" style:family="graphic">
      <style:graphic-properties draw:marker-start="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4" style:family="graphic">
      <style:graphic-properties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style:style style:name="gr5" style:family="graphic">
      <style:graphic-properties draw:marker-end="Arrowheads_20_4" draw:textarea-horizontal-align="center" draw:textarea-vertical-align="middle"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44"/>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3"/>
      <text:p text:style-name="P113">NShare</text:p>
      <text:p text:style-name="P111">A-Level Computer Science Project</text:p>
      <text:p text:style-name="P112">Noah Torrance</text:p>
      <text:table-of-content text:style-name="Sect2" text:protected="true" text:name="Table of Contents1">
        <text:table-of-content-source text:outline-level="10" text:use-outline-level="false" text:use-index-source-styles="true">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index-source-styles text:outline-level="1">
            <text:index-source-style text:style-name="Heading_20_1"/>
          </text:index-source-styles>
          <text:index-source-styles text:outline-level="2">
            <text:index-source-style text:style-name="Heading_20_2"/>
          </text:index-source-styles>
          <text:index-source-styles text:outline-level="3">
            <text:index-source-style text:style-name="Heading_20_3"/>
          </text:index-source-styles>
          <text:index-source-styles text:outline-level="4">
            <text:index-source-style text:style-name="Heading_20_4"/>
          </text:index-source-styles>
          <text:index-source-styles text:outline-level="5">
            <text:index-source-style text:style-name="Heading_20_5"/>
          </text:index-source-styles>
          <text:index-source-styles text:outline-level="6">
            <text:index-source-style text:style-name="Heading_20_6"/>
          </text:index-source-styles>
        </text:table-of-content-source>
        <text:index-body>
          <text:index-title text:style-name="Sect2" text:name="Table of Contents1_Head">
            <text:p text:style-name="P119">Table of Contents</text:p>
          </text:index-title>
          <text:p text:style-name="P116"><text:a xlink:type="simple" xlink:href="#__RefHeading___Toc2007_730667409" text:style-name="Index_20_Link" text:visited-style-name="Index_20_Link">Computational Approach<text:tab/>3</text:a></text:p>
          <text:p text:style-name="P117"><text:a xlink:type="simple" xlink:href="#__RefHeading___Toc3355_656796320" text:style-name="Index_20_Link" text:visited-style-name="Index_20_Link">Amenability<text:tab/>3</text:a></text:p>
          <text:p text:style-name="P118"><text:a xlink:type="simple" xlink:href="#__RefHeading___Toc3361_656796320" text:style-name="Index_20_Link" text:visited-style-name="Index_20_Link">Mail<text:tab/>3</text:a></text:p>
          <text:p text:style-name="P118"><text:a xlink:type="simple" xlink:href="#__RefHeading___Toc3357_656796320" text:style-name="Index_20_Link" text:visited-style-name="Index_20_Link">Fax<text:tab/>3</text:a></text:p>
          <text:p text:style-name="P118"><text:a xlink:type="simple" xlink:href="#__RefHeading___Toc3359_656796320" text:style-name="Index_20_Link" text:visited-style-name="Index_20_Link">Email<text:tab/>3</text:a></text:p>
          <text:p text:style-name="P118"><text:a xlink:type="simple" xlink:href="#__RefHeading___Toc2713_3583877433" text:style-name="Index_20_Link" text:visited-style-name="Index_20_Link">File Communication Protocols<text:tab/>3</text:a></text:p>
          <text:p text:style-name="P117"><text:a xlink:type="simple" xlink:href="#__RefHeading___Toc3368_656796320" text:style-name="Index_20_Link" text:visited-style-name="Index_20_Link">Storage<text:tab/>3</text:a></text:p>
          <text:p text:style-name="P117"><text:a xlink:type="simple" xlink:href="#__RefHeading___Toc2009_730667409" text:style-name="Index_20_Link" text:visited-style-name="Index_20_Link">Application<text:tab/>4</text:a></text:p>
          <text:p text:style-name="P116"><text:a xlink:type="simple" xlink:href="#__RefHeading___Toc2207_1406800376" text:style-name="Index_20_Link" text:visited-style-name="Index_20_Link">Stakeholders<text:tab/>5</text:a></text:p>
          <text:p text:style-name="P117"><text:a xlink:type="simple" xlink:href="#__RefHeading___Toc8241_995352805" text:style-name="Index_20_Link" text:visited-style-name="Index_20_Link">Company Owner<text:tab/>5</text:a></text:p>
          <text:p text:style-name="P117"><text:a xlink:type="simple" xlink:href="#__RefHeading___Toc8239_995352805" text:style-name="Index_20_Link" text:visited-style-name="Index_20_Link">Business User<text:tab/>5</text:a></text:p>
          <text:p text:style-name="P117"><text:a xlink:type="simple" xlink:href="#__RefHeading___Toc8237_995352805" text:style-name="Index_20_Link" text:visited-style-name="Index_20_Link">Manager User<text:tab/>5</text:a></text:p>
          <text:p text:style-name="P117"><text:a xlink:type="simple" xlink:href="#__RefHeading___Toc8235_995352805" text:style-name="Index_20_Link" text:visited-style-name="Index_20_Link">Personal User<text:tab/>5</text:a></text:p>
          <text:p text:style-name="P116"><text:a xlink:type="simple" xlink:href="#__RefHeading___Toc705_3120155499" text:style-name="Index_20_Link" text:visited-style-name="Index_20_Link">Research<text:tab/>6</text:a></text:p>
          <text:p text:style-name="P117"><text:a xlink:type="simple" xlink:href="#__RefHeading___Toc416_1627242525" text:style-name="Index_20_Link" text:visited-style-name="Index_20_Link">MEGA<text:tab/>6</text:a></text:p>
          <text:p text:style-name="P117"><text:a xlink:type="simple" xlink:href="#__RefHeading___Toc418_1627242525" text:style-name="Index_20_Link" text:visited-style-name="Index_20_Link">MediaFire<text:tab/>6</text:a></text:p>
          <text:p text:style-name="P116"><text:a xlink:type="simple" xlink:href="#__RefHeading___Toc420_1627242525" text:style-name="Index_20_Link" text:visited-style-name="Index_20_Link">Essential Features<text:tab/>7</text:a></text:p>
          <text:p text:style-name="P117"><text:a xlink:type="simple" xlink:href="#__RefHeading___Toc422_1627242525" text:style-name="Index_20_Link" text:visited-style-name="Index_20_Link">File Management<text:tab/>7</text:a></text:p>
          <text:p text:style-name="P117"><text:a xlink:type="simple" xlink:href="#__RefHeading___Toc424_1627242525" text:style-name="Index_20_Link" text:visited-style-name="Index_20_Link">Sharing<text:tab/>7</text:a></text:p>
          <text:p text:style-name="P117"><text:a xlink:type="simple" xlink:href="#__RefHeading___Toc432_1627242525" text:style-name="Index_20_Link" text:visited-style-name="Index_20_Link">Encryption<text:tab/>7</text:a></text:p>
          <text:p text:style-name="P117"><text:a xlink:type="simple" xlink:href="#__RefHeading___Toc426_1627242525" text:style-name="Index_20_Link" text:visited-style-name="Index_20_Link">Moderation<text:tab/>7</text:a></text:p>
          <text:p text:style-name="P116"><text:a xlink:type="simple" xlink:href="#__RefHeading___Toc430_1627242525" text:style-name="Index_20_Link" text:visited-style-name="Index_20_Link">Other Features<text:tab/>8</text:a></text:p>
          <text:p text:style-name="P117"><text:a xlink:type="simple" xlink:href="#__RefHeading___Toc434_1627242525" text:style-name="Index_20_Link" text:visited-style-name="Index_20_Link">Previewing<text:tab/>8</text:a></text:p>
          <text:p text:style-name="P117"><text:a xlink:type="simple" xlink:href="#__RefHeading___Toc2046_2026087281" text:style-name="Index_20_Link" text:visited-style-name="Index_20_Link">Editing<text:tab/>8</text:a></text:p>
          <text:p text:style-name="P117"><text:a xlink:type="simple" xlink:href="#__RefHeading___Toc428_1627242525" text:style-name="Index_20_Link" text:visited-style-name="Index_20_Link">Email Confirmation<text:tab/>8</text:a></text:p>
          <text:p text:style-name="P116"><text:a xlink:type="simple" xlink:href="#__RefHeading___Toc438_1627242525" text:style-name="Index_20_Link" text:visited-style-name="Index_20_Link">Requirements<text:tab/>9</text:a></text:p>
          <text:p text:style-name="P117"><text:a xlink:type="simple" xlink:href="#__RefHeading___Toc440_1627242525" text:style-name="Index_20_Link" text:visited-style-name="Index_20_Link">Webserver<text:tab/>9</text:a></text:p>
          <text:p text:style-name="P117"><text:a xlink:type="simple" xlink:href="#__RefHeading___Toc442_1627242525" text:style-name="Index_20_Link" text:visited-style-name="Index_20_Link">Fileserver<text:tab/>9</text:a></text:p>
          <text:p text:style-name="P117"><text:a xlink:type="simple" xlink:href="#__RefHeading___Toc444_1627242525" text:style-name="Index_20_Link" text:visited-style-name="Index_20_Link">Operating System<text:tab/>9</text:a></text:p>
          <text:p text:style-name="P117"><text:a xlink:type="simple" xlink:href="#__RefHeading___Toc1897_1889942295" text:style-name="Index_20_Link" text:visited-style-name="Index_20_Link">Client Device<text:tab/>9</text:a></text:p>
          <text:p text:style-name="P116"><text:a xlink:type="simple" xlink:href="#__RefHeading___Toc456_1627242525" text:style-name="Index_20_Link" text:visited-style-name="Index_20_Link">Data Structures<text:tab/>10</text:a></text:p>
          <text:p text:style-name="P117"><text:a xlink:type="simple" xlink:href="#__RefHeading___Toc2569_4198859281" text:style-name="Index_20_Link" text:visited-style-name="Index_20_Link">Sessions and Cookies<text:tab/>10</text:a></text:p>
          <text:p text:style-name="P117"><text:a xlink:type="simple" xlink:href="#__RefHeading___Toc7344_1602980460" text:style-name="Index_20_Link" text:visited-style-name="Index_20_Link">Database<text:tab/>11</text:a></text:p>
          <text:p text:style-name="P118"><text:a xlink:type="simple" xlink:href="#__RefHeading___Toc3947_873522672" text:style-name="Index_20_Link" text:visited-style-name="Index_20_Link">users<text:tab/>11</text:a></text:p>
          <text:p text:style-name="P118"><text:a xlink:type="simple" xlink:href="#__RefHeading___Toc2260_455900159" text:style-name="Index_20_Link" text:visited-style-name="Index_20_Link">reports<text:tab/>11</text:a></text:p>
          <text:p text:style-name="P118"><text:a xlink:type="simple" xlink:href="#__RefHeading___Toc1924_3838762024" text:style-name="Index_20_Link" text:visited-style-name="Index_20_Link">files<text:tab/>11</text:a></text:p>
          <text:p text:style-name="P116"><text:a xlink:type="simple" xlink:href="#__RefHeading___Toc4271_2276862944" text:style-name="Index_20_Link" text:visited-style-name="Index_20_Link">Test Results<text:tab/>13</text:a></text:p>
        </text:index-body>
      </text:table-of-content>
      <text:p text:style-name="P2"/>
      <text:h text:style-name="P122" text:outline-level="1"><text:bookmark-start text:name="__RefHeading___Toc2007_730667409"/>Computational Approach<text:bookmark-end text:name="__RefHeading___Toc2007_730667409"/></text:h>
      <text:h text:style-name="P127" text:outline-level="2"><text:bookmark-start text:name="__RefHeading___Toc3355_656796320"/>Amenability<text:bookmark-end text:name="__RefHeading___Toc3355_656796320"/></text:h>
      <text:p text:style-name="P105">I will compare the process of sending a document to a recipient <text:span text:style-name="T152">using different file sharing methods. I will also explain the</text:span> pros, cons, and risks associated with each <text:span text:style-name="T152">method</text:span>.</text:p>
      <text:h text:style-name="P139" text:outline-level="3"><text:bookmark-start text:name="__RefHeading___Toc3361_656796320"/>Post<text:bookmark-end text:name="__RefHeading___Toc3361_656796320"/></text:h>
      <text:p text:style-name="P110"><text:span text:style-name="T123">To </text:span><text:span text:style-name="T126">transfer a document via the post</text:span><text:span text:style-name="T123">, you need a envelope and stamp. </text:span><text:span text:style-name="T127">You must take the prepared document</text:span><text:span text:style-name="T124"> to a post box or post office to send the document. The sender looses access to the document as it is physically </text:span><text:span text:style-name="T125">sent to the recipient. </text:span><text:span text:style-name="T135">The mail takes at least a day to </text:span><text:span text:style-name="T136">send because it has to be collected, sorted, and delivered. At any stage, the mail could be delayed, lost, or damaged, </text:span><text:span text:style-name="T138">t</text:span><text:span text:style-name="T137">hough it is the only way to send the original physical document. </text:span><text:span text:style-name="T158">Additionally</text:span><text:span text:style-name="T156">, </text:span><text:span text:style-name="T157">sending</text:span><text:span text:style-name="T156"> and receiving mail does not need an internet connection.</text:span></text:p>
      <text:h text:style-name="Heading_20_3" text:outline-level="3"><text:bookmark-start text:name="__RefHeading___Toc3357_656796320"/>Fax<text:bookmark-end text:name="__RefHeading___Toc3357_656796320"/></text:h>
      <text:p text:style-name="P104">To transfer a document via fax, you need a fax machine, and a landline connection. <text:span text:style-name="T128">You must </text:span><text:span text:style-name="T129">scan or send the documen</text:span><text:span text:style-name="T130">t </text:span><text:span text:style-name="T131">to the fax machine, then </text:span><text:span text:style-name="T132">dial in the number of another one. The document is </text:span><text:span text:style-name="T133">sent without losing the original physical or digital copy. </text:span><text:span text:style-name="T139">The speed is slow because it is being sent across phone lines, </text:span><text:span text:style-name="T140">but the speed was acceptable for the time.</text:span></text:p>
      <text:h text:style-name="Heading_20_3" text:outline-level="3"><text:bookmark-start text:name="__RefHeading___Toc3359_656796320"/>Email<text:bookmark-end text:name="__RefHeading___Toc3359_656796320"/></text:h>
      <text:p text:style-name="P106"><text:span text:style-name="T126">To transfer a document via email, you need a device capable of sending emails, and an internet connection. </text:span><text:span text:style-name="T134">You must attach the digital document to the email and send it to the chosen address. </text:span><text:span text:style-name="T141">The speed is limited by the bandwidth of the </text:span><text:span text:style-name="T142">provided internet connection</text:span><text:span text:style-name="T141"> and network cables.</text:span></text:p>
      <text:h text:style-name="P140" text:outline-level="3"><text:bookmark-start text:name="__RefHeading___Toc2713_3583877433"/>File Communication Protocols<text:bookmark-end text:name="__RefHeading___Toc2713_3583877433"/></text:h>
      <text:p text:style-name="P109"><text:span text:style-name="T143">This method involves a fileserver that supports one or more file </text:span><text:span text:style-name="T145">communication</text:span><text:span text:style-name="T143"> protocols, such as File Transfer Protocol (FTP), Network File System </text:span><text:span text:style-name="T144">(NFS), and </text:span><text:span text:style-name="T145">so on</text:span><text:span text:style-name="T144">. </text:span><text:span text:style-name="T153">In this case, t</text:span><text:span text:style-name="T148">he server acts like a regular storage drive </text:span><text:span text:style-name="T150">where</text:span><text:span text:style-name="T148"> you can upload </text:span><text:span text:style-name="T150">or create</text:span><text:span text:style-name="T148"> files and directories. </text:span><text:span text:style-name="T149">This makes f</text:span><text:span text:style-name="T148">ile sharing </text:span><text:span text:style-name="T153">more convenient compared to email,</text:span><text:span text:style-name="T148"> </text:span><text:span text:style-name="T150">as well as providing </text:span><text:span text:style-name="T153">an</text:span><text:span text:style-name="T150"> external </text:span><text:span text:style-name="T153">drive for files. </text:span><text:span text:style-name="T154">This method is</text:span><text:span text:style-name="T147"> limited by the </text:span><text:span text:style-name="T149">size of the server’s disks and</text:span><text:span text:style-name="T147"> </text:span><text:span text:style-name="T149">network’s bandwidth</text:span><text:span text:style-name="T147">.</text:span></text:p>
      <text:p text:style-name="P107"><text:span text:style-name="T148">To transfer a document, you log onto the</text:span><text:span text:style-name="T147"> server with </text:span><text:span text:style-name="T148">the required credentials </text:span><text:span text:style-name="T151">and</text:span><text:span text:style-name="T146"> upload the document </text:span><text:span text:style-name="T147">to the server. </text:span><text:span text:style-name="T151">Then </text:span><text:span text:style-name="T148">the recipient can log onto the server and download the document</text:span><text:span text:style-name="T147">.</text:span></text:p>
      <text:p text:style-name="P108"><text:span text:style-name="T153">Some protocols are not encrypted, such as FTP, meaning any data sent to or from the FTP server is vulnerable to a man-in-the-middle attack. </text:span><text:span text:style-name="T155">If the document is in any way confidential, a secure protocol like SFTP should be used instead.</text:span></text:p>
      <text:h text:style-name="Heading_20_2" text:outline-level="2"><text:bookmark-start text:name="__RefHeading___Toc3368_656796320"/><office:annotation office:name="__Annotation__2052_1406800376" loext:resolved="false"><dc:creator>Unknown Author</dc:creator><dc:date>2023-01-17T11:25:51.105863639</dc:date><text:p text:style-name="P149"><text:span text:style-name="T180">Move to another section</text:span></text:p></office:annotation>Storage<text:bookmark-end text:name="__RefHeading___Toc3368_656796320"/></text:h>
      <text:h text:style-name="P145" text:outline-level="1">Storing files requires hardware. Storing a lot of files can be expensive <text:span text:style-name="T7">and complicated, especially </text:span>if multiple people need access to it at once. <text:span text:style-name="T7">In</text:span> <text:span text:style-name="T7">Software as a Service (SaaS), companies who can afford to buy expensive storage hardware allow customers to use part of it to store their own files for a lower price compared to storing files locally. </text:span><text:span text:style-name="T8">SaaS often provides the service through subscription models.</text:span></text:h>
      <text:h text:style-name="P145" text:outline-level="1"><text:soft-page-break/><text:span text:style-name="T9">N</text:span><text:span text:style-name="T8">ot every user is going to use all of their storage space allotted to them. </text:span><text:span text:style-name="T10">This problem can be solved with storage virtualisation.</text:span><text:span text:style-name="T8"> For example, if someone </text:span><text:span text:style-name="T11">pays the company every year for a terabyte of storage, the server doesn’t have </text:span><text:span text:style-name="T12">to </text:span><text:span text:style-name="T11">immediately </text:span><text:span text:style-name="T13">partition 1 TB of space </text:span><text:span text:style-name="T14">on it’s hard drive</text:span><text:span text:style-name="T13">. Instead, </text:span><text:span text:style-name="T15">the user’s files would reside in a pool alongside everyone else’s files. This way, no unused space is wasted.</text:span></text:h>
      <text:h text:style-name="P145" text:outline-level="1"><text:span text:style-name="T15">T</text:span><text:span text:style-name="T13">he size of newly uploaded </text:span><text:span text:style-name="T16">files</text:span><text:span text:style-name="T13"> </text:span><text:span text:style-name="T16">is </text:span><text:span text:style-name="T13">added to </text:span><text:span text:style-name="T17">a virtual</text:span><text:span text:style-name="T13"> total. When </text:span><text:span text:style-name="T16">the total reaches their </text:span><text:span text:style-name="T18">storage capacity</text:span><text:span text:style-name="T16"> </text:span><text:span text:style-name="T13">the program would </text:span><text:span text:style-name="T16">prevent </text:span><text:span text:style-name="T13">them </text:span><text:span text:style-name="T19">from </text:span><text:span text:style-name="T13">upload</text:span><text:span text:style-name="T19">in</text:span><text:span text:style-name="T20">g</text:span><text:span text:style-name="T13"> </text:span><text:span text:style-name="T19">until </text:span><text:span text:style-name="T20">old files</text:span><text:span text:style-name="T19"> are deleted or more storage </text:span><text:span text:style-name="T20">space</text:span><text:span text:style-name="T19"> is</text:span><text:span text:style-name="T21"> purchased</text:span><text:span text:style-name="T22">.</text:span></text:h>
      <text:h text:style-name="P128" text:outline-level="2" text:is-list-header="true"><text:bookmark-start text:name="__RefHeading___Toc2009_730667409"/>Application<text:bookmark-end text:name="__RefHeading___Toc2009_730667409"/></text:h>
      <text:h text:style-name="P146" text:outline-level="1"><text:span text:style-name="T2">A</text:span><text:span text:style-name="T114"> web-based </text:span><text:span text:style-name="T3">application</text:span><text:span text:style-name="T114"> </text:span><text:span text:style-name="T2">makes sense here</text:span><text:span text:style-name="T114"> because it would make the service available on mobile and desktop devices </text:span><text:span text:style-name="T4">that will more than likely </text:span><text:span text:style-name="T3">already</text:span><text:span text:style-name="T4"> have </text:span><text:span text:style-name="T114">a </text:span><text:span text:style-name="T5">modern</text:span><text:span text:style-name="T114"> web browser </text:span><text:span text:style-name="T3">capable of running such an application</text:span><text:span text:style-name="T114">. </text:span><text:span text:style-name="T6">Using the same website on desktop and mobile is made possible with responsive design.</text:span><text:span text:style-name="T114"> </text:span><text:span text:style-name="T6">Here,</text:span><text:span text:style-name="T3"> CSS </text:span><text:span text:style-name="T6">can be used</text:span><text:span text:style-name="T3"> to react to different screen sizes and adjust the size of elements accordingly.</text:span><office:annotation-end office:name="__Annotation__2052_1406800376"/></text:h>
      <text:h text:style-name="P124" text:outline-level="1"><text:bookmark-start text:name="__RefHeading___Toc2207_1406800376"/>Stakeholders<text:bookmark-end text:name="__RefHeading___Toc2207_1406800376"/></text:h>
      <text:h text:style-name="P129" text:outline-level="2"><text:bookmark-start text:name="__RefHeading___Toc8241_995352805"/>Compan<text:span text:style-name="T163">y </text:span><text:span text:style-name="T170">Owner</text:span><text:bookmark-end text:name="__RefHeading___Toc8241_995352805"/></text:h>
      <text:p text:style-name="P120">The company owner is who I am writing the program for. <text:span text:style-name="T165">They will own the final product. NShare will become their responsibility when I </text:span><text:span text:style-name="T166">have</text:span><text:span text:style-name="T165"> finished developing it. </text:span><text:span text:style-name="T167">Their company will operate the servers that NShare runs on, as well as dealing with support and selling advertising space.</text:span></text:p>
      <text:h text:style-name="P130" text:outline-level="2"><text:bookmark-start text:name="__RefHeading___Toc8239_995352805"/><text:span text:style-name="T162">Busines</text:span><text:span text:style-name="T170">s Owner</text:span><text:bookmark-end text:name="__RefHeading___Toc8239_995352805"/></text:h>
      <text:p text:style-name="P121">The business <text:span text:style-name="T171">owner</text:span> and their employees will use NShare <text:span text:style-name="T168">to share business documents within the business and with their customers. </text:span><text:span text:style-name="T169">Sending documents like this would</text:span><text:span text:style-name="T168"> cost less as apposed to post and fax.</text:span></text:p>
      <text:h text:style-name="P130" text:outline-level="2"><text:bookmark-start text:name="__RefHeading___Toc8237_995352805"/><text:span text:style-name="T170">Business</text:span><text:span text:style-name="T162"> </text:span><text:span text:style-name="T170">Manager</text:span><text:bookmark-end text:name="__RefHeading___Toc8237_995352805"/></text:h>
      <text:p text:style-name="P147"><text:span text:style-name="T172">The </text:span><text:span text:style-name="T171">business manager</text:span><text:span text:style-name="T172"> will use NShare </text:span><text:span text:style-name="T168">to share </text:span><text:span text:style-name="T171">training materials</text:span><text:span text:style-name="T168"> </text:span><text:span text:style-name="T171">to other employees</text:span><text:span text:style-name="T168">. </text:span><text:span text:style-name="T169">Sending doc</text:span><text:span text:style-name="T173">uments like this is easier than emailing them. Employees can simpl</text:span><text:span text:style-name="T174">y </text:span><text:span text:style-name="T175">open NShare to view and download the latest training materials, as well as previous ones.</text:span></text:p>
      <text:h text:style-name="P130" text:outline-level="2"><text:bookmark-start text:name="__RefHeading___Toc8235_995352805"/><text:span text:style-name="T164">Personal</text:span><text:span text:style-name="T162"> User</text:span><text:bookmark-end text:name="__RefHeading___Toc8235_995352805"/></text:h>
      <text:p text:style-name="P148">The personal user <text:span text:style-name="T176">will use NShare to store media like photos and music. They </text:span><text:span text:style-name="T177">can use it to share photos between friends, </text:span><text:span text:style-name="T178">especially </text:span><text:span text:style-name="T179">if they are</text:span><text:span text:style-name="T178"> </text:span><text:span text:style-name="T179">private, because NShare is more secure than social media due to its encryption.</text:span></text:p>
      <text:h text:style-name="P123" text:outline-level="1"><text:bookmark-start text:name="__RefHeading___Toc705_3120155499"/>Research<text:bookmark-end text:name="__RefHeading___Toc705_3120155499"/></text:h>
      <text:h text:style-name="P131" text:outline-level="2"><text:bookmark-start text:name="__RefHeading___Toc416_1627242525"/>MEGA<text:bookmark-end text:name="__RefHeading___Toc416_1627242525"/></text:h>
      <text:p text:style-name="P102">MEGA is a web-based cloud storage and file hosting service. It features end-to-end encryption to keep files secure <text:span text:style-name="T115">as the</text:span><text:span text:style-name="T116">y transfer</text:span> <text:span text:style-name="T115">between </text:span><text:span text:style-name="T117">the</text:span><text:span text:style-name="T115"> client and server</text:span>. Even MEGA themselves <text:span text:style-name="T118">cannot see the files</text:span> <text:span text:style-name="T118">because they </text:span>do not <text:span text:style-name="T118">hold</text:span> the encryption keys needed to decrypt them.</text:p>
      <text:h text:style-name="P131" text:outline-level="2"><text:bookmark-start text:name="__RefHeading___Toc418_1627242525"/>MediaFire<text:bookmark-end text:name="__RefHeading___Toc418_1627242525"/></text:h>
      <text:p text:style-name="P7">MediaFire is a web-based file synchronisation and cloud storage service. It provides a convenient way to share files by generating a link to the file which anyone can use to download it. <text:span text:style-name="T119">It gives information about the file, such as the size, date of upload, and </text:span><text:span text:style-name="T120">the</text:span><text:span text:style-name="T119"> IP address it was uploaded from.</text:span></text:p>
      <text:h text:style-name="P125" text:outline-level="1"><text:bookmark-start text:name="__RefHeading___Toc420_1627242525"/>Essential Features<text:bookmark-end text:name="__RefHeading___Toc420_1627242525"/></text:h>
      <text:h text:style-name="P131" text:outline-level="2"><text:bookmark-start text:name="__RefHeading___Toc422_1627242525"/>File Management<text:bookmark-end text:name="__RefHeading___Toc422_1627242525"/></text:h>
      <text:p text:style-name="P114">The primary component of NShare is the file manager, where the user views and interacts with their files. There will be a priority on making this as convenient as possible. For example, the user will be able to select multiple files and <text:span text:style-name="T23">delete them</text:span> in one go. <text:span text:style-name="T159">Users </text:span><text:span text:style-name="T160">can also</text:span><text:span text:style-name="T159"> create folders </text:span><text:span text:style-name="T63">to</text:span><text:span text:style-name="T159"> organis</text:span><text:span text:style-name="T63">e their files</text:span><text:span text:style-name="T159">. </text:span><text:span text:style-name="T160">Acting on</text:span><text:span text:style-name="T64"> the folder </text:span><text:span text:style-name="T160">should effect every</text:span><text:span text:style-name="T161">thing</text:span><text:span text:style-name="T64"> in the folder.</text:span></text:p>
      <text:h text:style-name="P131" text:outline-level="2"><text:bookmark-start text:name="__RefHeading___Toc424_1627242525"/>Sharing<text:bookmark-end text:name="__RefHeading___Toc424_1627242525"/></text:h>
      <text:p text:style-name="P7">Using a search tool, the user can find other users and friend them. The user can grant their friends access to some or all of their files, and vice versa, allowing for convenient file sharing between users. The user can also create a <text:span text:style-name="T24">l</text:span><text:span text:style-name="T25">ink</text:span> to a file with an optional expiry date. The link can be set to expire immediately after the first use for more secure files.</text:p>
      <text:h text:style-name="P131" text:outline-level="2"><text:bookmark-start text:name="__RefHeading___Toc432_1627242525"/>Encryption<text:bookmark-end text:name="__RefHeading___Toc432_1627242525"/></text:h>
      <text:p text:style-name="P7">Without encryption, anyone with access to the server would be able to view the name and contents of every file from every user. <text:span text:style-name="T26">For security and privacy reasons, it is important to </text:span>encrypt the files such that it can only be decrypted by the owner and those the owner has shared the files with.</text:p>
      <text:h text:style-name="P133" text:outline-level="2"><text:bookmark-start text:name="__RefHeading___Toc426_1627242525"/>Moderation<text:bookmark-end text:name="__RefHeading___Toc426_1627242525"/></text:h>
      <text:p text:style-name="P7">There are numerous ways a bad actor could use file sharing services. Whether they upload illegal content or steal other user’s data, it is important to have an administration system where users who abuse the service can be reported and banned <text:span text:style-name="T27">by a moderator </text:span>if need be.</text:p>
      <text:p text:style-name="P7"><text:span text:style-name="T27">If a user shares illegal content to another person, that person can choose to report the file </text:span><text:span text:style-name="T28">and it will</text:span><text:span text:style-name="T29"> </text:span><text:span text:style-name="T31">be investigated by a moderator. </text:span><text:span text:style-name="T32">The moderator</text:span><text:span text:style-name="T33"> can do one of three things: delete th</text:span><text:span text:style-name="T34">e file,</text:span><text:span text:style-name="T33"> </text:span><text:span text:style-name="T34">ban the </text:span><text:span text:style-name="T33">account that uploaded the file, </text:span><text:span text:style-name="T34">or ignore the report.</text:span></text:p>
      <text:h text:style-name="P125" text:outline-level="1"><text:bookmark-start text:name="__RefHeading___Toc430_1627242525"/>Other Features<text:bookmark-end text:name="__RefHeading___Toc430_1627242525"/></text:h>
      <text:h text:style-name="P134" text:outline-level="2"><text:bookmark-start text:name="__RefHeading___Toc434_1627242525"/><text:span text:style-name="T65">Prev</text:span><text:span text:style-name="T66">iewing</text:span><text:bookmark-end text:name="__RefHeading___Toc434_1627242525"/></text:h>
      <text:p text:style-name="P7"><text:span text:style-name="T29">While</text:span> NShare is primarily a file hosting service, files can be previewed before downloading them. <text:span text:style-name="T61">Text, image, video, and audio </text:span><text:span text:style-name="T62">files</text:span><text:span text:style-name="T61"> are streamed from the server and embedded in the page.</text:span></text:p>
      <text:h text:style-name="P135" text:outline-level="2"><text:bookmark-start text:name="__RefHeading___Toc2046_2026087281"/>Editing<text:bookmark-end text:name="__RefHeading___Toc2046_2026087281"/></text:h>
      <text:p text:style-name="P7"><text:span text:style-name="T61">Text files can be modified in a basic editor. </text:span><text:span text:style-name="T62">They can then be saved, overwriting the old file.</text:span></text:p>
      <text:h text:style-name="P132" text:outline-level="2"><text:bookmark-start text:name="__RefHeading___Toc428_1627242525"/>Email Confirmation<text:bookmark-end text:name="__RefHeading___Toc428_1627242525"/></text:h>
      <text:p text:style-name="P115">To ensure that accounts are created with a legitimate email address a confirmation email is sent to the user on signup.</text:p>
      <text:p text:style-name="P115">Disposable email addresses are used to create multiple accounts under one person for online services that require an email address. In the case of NShare, disposable email addresses could be used to abuse the free storage given to new accounts.</text:p>
      <text:p text:style-name="P115">Before the email is sent the server will check if the address is from a disposable email provider. Once the email address has been validated a confirmation email is sent to the user. They must enter the code from the email into the signup form to confirm their account.</text:p>
      <text:h text:style-name="P125" text:outline-level="1"><text:bookmark-start text:name="__RefHeading___Toc438_1627242525"/>Requirements<text:bookmark-end text:name="__RefHeading___Toc438_1627242525"/></text:h>
      <text:h text:style-name="P131" text:outline-level="2"><text:bookmark-start text:name="__RefHeading___Toc440_1627242525"/>Webserver<text:bookmark-end text:name="__RefHeading___Toc440_1627242525"/></text:h>
      <text:p text:style-name="P7">NShare is a cloud service which is accessed through a website. <text:span text:style-name="T69">It has been developed on an </text:span><text:span text:style-name="T70">Apache</text:span> webserver, <text:span text:style-name="T71">but there is no reason why it can’t also run on Nginx</text:span>. The files themselves should be kept on <text:span text:style-name="T72">a dedicated fileserver</text:span>s that are either owned by the company or rented at a data centre.</text:p>
      <text:h text:style-name="P131" text:outline-level="2"><text:bookmark-start text:name="__RefHeading___Toc442_1627242525"/>Fileserver<text:bookmark-end text:name="__RefHeading___Toc442_1627242525"/></text:h>
      <text:p text:style-name="P7">Many users will be uploading and sharing their files on the service which means a massive amount of storage space would be required. If the company decided to buy their own servers then they should use magnetic storage to host the user’s files. This is because magnetic storage is cheaper than solid state.</text:p>
      <text:p text:style-name="P7">In most cases hard disk drives are less reliable than solid state drives, but that downside is made up for the fact that most users will not be using NShare as frequently as they would their own local storage. An operating system on secondary storage constantly reads and writes to the drive, whereas the server’s drives would only be in use when the users are modifying files.</text:p>
      <text:p text:style-name="P7">If the amount of data is too large to fit on the company’s servers or the storage cost is too high, servers rented at a data centre could be used instead. One downside is the lessened control the company has over the user’s data. Additionally, the company would have <text:span text:style-name="T73">less or no</text:span> control over <text:span text:style-name="T73">resource allocation</text:span>, <text:span text:style-name="T73">user</text:span> data, and <text:span text:style-name="T73">network speed</text:span> which could negatively affect the user experience.</text:p>
      <text:h text:style-name="P131" text:outline-level="2"><text:bookmark-start text:name="__RefHeading___Toc444_1627242525"/>Operating System<text:bookmark-end text:name="__RefHeading___Toc444_1627242525"/></text:h>
      <text:p text:style-name="P7">The servers that host the system should be secure and stable. They should be running a distribution that <text:span text:style-name="T5">meets this criteria</text:span> such as <text:span text:style-name="T67">Debian, </text:span><text:span text:style-name="T68">CentOS</text:span><text:span text:style-name="T67">, or</text:span> RHEL.</text:p>
      <text:h text:style-name="P136" text:outline-level="2"><text:bookmark-start text:name="__RefHeading___Toc1897_1889942295"/>Client Device<text:bookmark-end text:name="__RefHeading___Toc1897_1889942295"/></text:h>
      <text:p text:style-name="P103">NShare is designed to run on modern web browsers such as Google Chrome and Mozilla Firefox. Most computers and smartphones already include <text:span text:style-name="T121">a</text:span> web browse<text:span text:style-name="T121">r, </text:span><text:span text:style-name="T122">therefore</text:span><text:span text:style-name="T121"> NShare will be widely available and easy to access.</text:span></text:p>
      <text:h text:style-name="P125" text:outline-level="1"><text:bookmark-start text:name="__RefHeading___Toc456_1627242525"/>Data Structures<text:bookmark-end text:name="__RefHeading___Toc456_1627242525"/></text:h>
      <text:p text:style-name="P9">To store user data, three methods can be used:</text:p>
      <text:p text:style-name="P9">For short-term storage that is only needed for as long as the user is on the website, sessions can be used. These are variables and arrays that are stored server-side. When the user closes their browser, they loose their session data.</text:p>
      <text:p text:style-name="P10">For long-term storage <text:span text:style-name="T74">that needs to persist after a user has ended their browser session, cookies can be used. These are like sessions, except they are stored client-side and persist after a session ends. Cookies can contain a variable or array, as well as their expiration date. Because cookies are client-side, they should not be used to store account information because that would be unsecure and impractical.</text:span></text:p>
      <text:p text:style-name="P11">For long-term storage of account information, a database should be used. This is a large data structure that contains many cells of user data organised into rows <text:span text:style-name="T75">in</text:span> tables.</text:p>
      <text:h text:style-name="P137" text:outline-level="2"><text:bookmark-start text:name="__RefHeading___Toc2569_4198859281"/>Sessions <text:span text:style-name="T76">and Cookies</text:span><text:bookmark-end text:name="__RefHeading___Toc2569_4198859281"/></text:h>
      <text:p text:style-name="P12">There are many session variables used to store the users session data. Information such as their user ID, username, and role is used to verify that the user <text:span text:style-name="T77">has the correct credentials to access their account and certain areas of NShare.</text:span></text:p>
      <text:p text:style-name="P8">When the browser is closed the session would be lost, meaning the user would need to sign in again. This could be solved with <text:span text:style-name="T110">cookies. The user could store a cookie that contains a unique key that is linked to their account. If NShare </text:span><text:span text:style-name="T111">recognises the </text:span><text:span text:style-name="T110">key, the user’s data could be loaded without entering their credentials. A security risk with this method is that a bad actor </text:span><text:span text:style-name="T112">could</text:span><text:span text:style-name="T110"> extract the key from the user’s browser. </text:span><text:span text:style-name="T112">Then</text:span><text:span text:style-name="T110"> they would </text:span><text:span text:style-name="T113">have</text:span><text:span text:style-name="T110"> access to the user’s account until the cookie expires.</text:span></text:p>
      <text:h text:style-name="P138" text:outline-level="2"><text:bookmark-start text:name="__RefHeading___Toc7344_1602980460"/>Database<text:bookmark-end text:name="__RefHeading___Toc7344_1602980460"/></text:h>
      <text:p text:style-name="P7"><text:span text:style-name="T95">The </text:span><text:span text:style-name="T83">nshare</text:span><text:span text:style-name="T95"> database is </text:span><text:span text:style-name="T96">made up of </text:span><text:span text:style-name="T97">five</text:span><text:span text:style-name="T96"> tables. </text:span><text:span text:style-name="T98">Each table has a primary key that gives each row a unique number so that it can be referenced in other tables. </text:span><text:span text:style-name="T99">A primary key in another table is called a </text:span><text:span text:style-name="T98">foreign key.</text:span><text:span text:style-name="T96"> </text:span><text:span text:style-name="T98">T</text:span><text:span text:style-name="T96">he main table </text:span><text:span text:style-name="T98">is</text:span><text:span text:style-name="T96"> </text:span><text:span text:style-name="T84">users</text:span><text:span text:style-name="T45"> </text:span><text:span text:style-name="T46">which has a foreign </text:span><text:span text:style-name="T45">key in </text:span><text:span text:style-name="T84">bans</text:span><text:span text:style-name="T47">, </text:span><text:span text:style-name="T85">friends</text:span><text:span text:style-name="T47">, and </text:span><text:span text:style-name="T86">files</text:span><text:span text:style-name="T45">. </text:span><text:span text:style-name="T48">Lastly,</text:span><text:span text:style-name="T45"> </text:span><text:span text:style-name="T87">f</text:span><text:span text:style-name="T88">iles</text:span><text:span text:style-name="T49"> </text:span><text:span text:style-name="T48">has a foreign key in </text:span><text:span text:style-name="T87">links</text:span><text:span text:style-name="T45">.</text:span></text:p>
      <text:p text:style-name="P14"><text:span text:style-name="T30">I will explain some of the columns in these tables, most of them are self-explanatory so I won’t explain </text:span><text:span text:style-name="T50">those</text:span><text:span text:style-name="T30">.</text:span></text:p>
      <text:h text:style-name="P141" text:outline-level="3"><text:bookmark-start text:name="__RefHeading___Toc3947_873522672"/>users<text:bookmark-end text:name="__RefHeading___Toc3947_873522672"/></text:h>
      <text:p text:style-name="P13"><text:span text:style-name="T36">The </text:span><text:span text:style-name="T89">role</text:span><text:span text:style-name="T30"> </text:span><text:span text:style-name="T38">column </text:span><text:span text:style-name="T30">represents </text:span><text:span text:style-name="T51">the user’s</text:span><text:span text:style-name="T30"> </text:span><text:span text:style-name="T51">access level</text:span><text:span text:style-name="T30">. </text:span><text:span text:style-name="T79">0</text:span><text:span text:style-name="T30"> </text:span><text:span text:style-name="T52">is </text:span><text:span text:style-name="T51">for </text:span><text:span text:style-name="T52">everyone, </text:span><text:span text:style-name="T51">the default </text:span><text:span text:style-name="T52">for new </text:span><text:span text:style-name="T40">accounts</text:span><text:span text:style-name="T52">. </text:span><text:span text:style-name="T53">Everyone </text:span><text:span text:style-name="T54">has </text:span><text:span text:style-name="T55">access to the file manager and account explorer</text:span><text:span text:style-name="T53">.</text:span><text:span text:style-name="T52"> </text:span><text:span text:style-name="T90">1</text:span><text:span text:style-name="T30"> </text:span><text:span text:style-name="T52">is for </text:span><text:span text:style-name="T53">moderators. </text:span><text:span text:style-name="T55">They can view account reports/appeals and ban/unban </text:span><text:span text:style-name="T40">accounts</text:span><text:span text:style-name="T53">.</text:span><text:span text:style-name="T52"> </text:span><text:span text:style-name="T90">2</text:span><text:span text:style-name="T30"> </text:span><text:span text:style-name="T52">is for </text:span><text:span text:style-name="T51">administrators. </text:span><text:span text:style-name="T55">They</text:span><text:span text:style-name="T51"> </text:span><text:span text:style-name="T56">can</text:span><text:span text:style-name="T51"> </text:span><text:span text:style-name="T57">view and </text:span><text:span text:style-name="T56">edit</text:span><text:span text:style-name="T57"> </text:span><text:span text:style-name="T51">the database </text:span><text:span text:style-name="T56">directly</text:span><text:span text:style-name="T51">.</text:span></text:p>
      <text:p text:style-name="P13"><text:span text:style-name="T36">The </text:span><text:span text:style-name="T80">visibility</text:span><text:span text:style-name="T30"> </text:span><text:span text:style-name="T38">column </text:span><text:span text:style-name="T39">represents how visible </text:span><text:span text:style-name="T40">the user’s</text:span><text:span text:style-name="T39"> </text:span><text:span text:style-name="T40">account</text:span><text:span text:style-name="T39"> is. </text:span><text:span text:style-name="T81">0</text:span><text:span text:style-name="T30"> </text:span><text:span text:style-name="T42">is private. The </text:span><text:span text:style-name="T40">user’s </text:span><text:span text:style-name="T42">account </text:span><text:span text:style-name="T40">will not show up in the account explorer. </text:span><text:span text:style-name="T91">1</text:span><text:span text:style-name="T30"> </text:span><text:span text:style-name="T40">is public, the default for new accounts. The user’s account will show up in the account explorer. This means that other users can find, view, and send a friend request to them.</text:span></text:p>
      <text:h text:style-name="P142" text:outline-level="3"><text:bookmark-start text:name="__RefHeading___Toc2260_455900159"/>reports<text:bookmark-end text:name="__RefHeading___Toc2260_455900159"/></text:h>
      <text:p text:style-name="P15">The <text:span text:style-name="T79">action</text:span><text:span text:style-name="T58"> </text:span><text:span text:style-name="T38">c</text:span><text:span text:style-name="T30">olumn represents what the user is requesting to do. </text:span><text:span text:style-name="T92">0</text:span><text:span text:style-name="T58"> </text:span><text:span text:style-name="T30">is a ban request. The user </text:span><text:span text:style-name="T31">has found an illegal file and has chosen to report it. </text:span><text:span text:style-name="T59">The file and the account that uploaded it will be investigated by a moderator.</text:span><text:span text:style-name="T31"> </text:span><text:span text:style-name="T93">1</text:span><text:span text:style-name="T58"> </text:span><text:span text:style-name="T30">is a</text:span><text:span text:style-name="T59">n unban request. The </text:span><text:span text:style-name="T60">user’s account</text:span><text:span text:style-name="T59"> has been banned but they believe </text:span><text:span text:style-name="T60">that</text:span><text:span text:style-name="T59"> </text:span><text:span text:style-name="T60">the ban was undeserved.</text:span></text:p>
      <text:h text:style-name="P143" text:outline-level="3"><text:bookmark-start text:name="__RefHeading___Toc1924_3838762024"/>files<text:bookmark-end text:name="__RefHeading___Toc1924_3838762024"/></text:h>
      <text:p text:style-name="P13"><text:span text:style-name="T36">The </text:span><text:span text:style-name="T80">visibility</text:span><text:span text:style-name="T30"> </text:span><text:span text:style-name="T38">column </text:span><text:span text:style-name="T39">represents how visible </text:span><text:span text:style-name="T40">the </text:span><text:span text:style-name="T41">file</text:span><text:span text:style-name="T39"> is. </text:span><text:span text:style-name="T81">0</text:span><text:span text:style-name="T30"> </text:span><text:span text:style-name="T42">is private, </text:span><text:span text:style-name="T43">the default for new files</text:span><text:span text:style-name="T42">. </text:span><text:span text:style-name="T44">Only the file’s owner can view it, unless someone follows an active link to it. </text:span><text:span text:style-name="T82">1</text:span><text:span text:style-name="T30"> </text:span><text:span text:style-name="T42">is </text:span><text:span text:style-name="T44">public. Everyone can view the file.</text:span></text:p>
      <text:section text:style-name="Sect3" text:name="Section1">
        <text:p text:style-name="P16"><draw:line text:anchor-type="paragraph" draw:z-index="9" draw:name="Horizontal line 6" draw:style-name="gr4" draw:text-style-name="P150" svg:x1="8.992cm" svg:y1="1.733cm" svg:x2="8.992cm" svg:y2="1.177cm"><text:p/></draw:line>users</text:p>
        <table:table table:name="DatabaseTable1" table:style-name="DatabaseTable1">
          <table:table-column table:style-name="DatabaseTable1.A"/>
          <table:table-column table:style-name="DatabaseTable1.B"/>
          <table:table-row>
            <table:table-cell table:style-name="DatabaseTable1.A1" office:value-type="string">
              <text:p text:style-name="Table_20_Heading"><draw:line text:anchor-type="paragraph" draw:z-index="8" draw:name="Horizontal line 5" draw:style-name="gr5" draw:text-style-name="P150" svg:x1="8.943cm" svg:y1="0.321cm" svg:x2="10.127cm" svg:y2="0.321cm"><text:p/></draw:line><draw:line text:anchor-type="paragraph" draw:z-index="4" draw:name="Horizontal line 1" draw:style-name="gr4" draw:text-style-name="P150" svg:x1="7.781cm" svg:y1="1.062cm" svg:x2="8.943cm" svg:y2="1.062cm"><text:p/></draw:line>Column</text:p>
            </table:table-cell>
            <table:table-cell table:style-name="DatabaseTable1.B1" office:value-type="string">
              <text:p text:style-name="Table_20_Heading">Type</text:p>
            </table:table-cell>
          </table:table-row>
          <table:table-row>
            <table:table-cell table:style-name="DatabaseTable1.A2" office:value-type="string">
              <text:p text:style-name="Table_20_Contents"><draw:line text:anchor-type="paragraph" draw:z-index="5" draw:name="Horizontal line 2" draw:style-name="gr4" draw:text-style-name="P150" svg:x1="7.781cm" svg:y1="0.143cm" svg:x2="8.943cm" svg:y2="0.143cm"><text:p/></draw:line><draw:line text:anchor-type="paragraph" draw:z-index="6" draw:name="Horizontal line 3" draw:style-name="gr4" draw:text-style-name="P150" svg:x1="7.782cm" svg:y1="0.503cm" svg:x2="8.764cm" svg:y2="0.503cm"><text:p/></draw:line>user_id</text:p>
            </table:table-cell>
            <table:table-cell table:style-name="DatabaseTable1.B2" office:value-type="string">
              <text:p text:style-name="Table_20_Contents">int(11) <text:span text:style-name="T101">Auto Increment</text:span></text:p>
            </table:table-cell>
          </table:table-row>
          <table:table-row>
            <table:table-cell table:style-name="DatabaseTable1.A2" office:value-type="string">
              <text:p text:style-name="Table_20_Contents">email</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username</text:p>
            </table:table-cell>
            <table:table-cell table:style-name="DatabaseTable1.B2" office:value-type="string">
              <text:p text:style-name="Table_20_Contents">varchar(50)</text:p>
            </table:table-cell>
          </table:table-row>
          <table:table-row>
            <table:table-cell table:style-name="DatabaseTable1.A2" office:value-type="string">
              <text:p text:style-name="Table_20_Contents">password</text:p>
            </table:table-cell>
            <table:table-cell table:style-name="DatabaseTable1.B2" office:value-type="string">
              <text:p text:style-name="Table_20_Contents">varchar(255)</text:p>
            </table:table-cell>
          </table:table-row>
          <table:table-row>
            <table:table-cell table:style-name="DatabaseTable1.A2" office:value-type="string">
              <text:p text:style-name="Table_20_Contents">role</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visibility</text:p>
            </table:table-cell>
            <table:table-cell table:style-name="DatabaseTable1.B2" office:value-type="string">
              <text:p text:style-name="Table_20_Contents">tinyint(1)</text:p>
            </table:table-cell>
          </table:table-row>
          <table:table-row>
            <table:table-cell table:style-name="DatabaseTable1.A2" office:value-type="string">
              <text:p text:style-name="Table_20_Contents">signup_date</text:p>
            </table:table-cell>
            <table:table-cell table:style-name="DatabaseTable1.B2" office:value-type="string">
              <text:p text:style-name="Table_20_Contents">datetime</text:p>
            </table:table-cell>
          </table:table-row>
        </table:table>
        <text:p text:style-name="P17"><text:bookmark-start text:name="__RefHeading___Toc2181_4002467391"/>friends<text:bookmark-end text:name="__RefHeading___Toc2181_4002467391"/></text:p>
        <table:table table:name="DatabaseTable2" table:style-name="DatabaseTable2">
          <table:table-column table:style-name="DatabaseTable2.A"/>
          <table:table-column table:style-name="DatabaseTable2.B"/>
          <table:table-row>
            <table:table-cell table:style-name="DatabaseTable2.A1" office:value-type="string">
              <text:p text:style-name="Table_20_Heading"><draw:line text:anchor-type="paragraph" draw:z-index="7" draw:name="Horizontal line 4" draw:style-name="gr3" draw:text-style-name="P150" svg:x1="7.775cm" svg:y1="0.333cm" svg:x2="8.757cm" svg:y2="0.333cm"><text:p/></draw:line>Column</text:p>
            </table:table-cell>
            <table:table-cell table:style-name="DatabaseTable2.B1" office:value-type="string">
              <text:p text:style-name="Table_20_Heading">Type</text:p>
            </table:table-cell>
          </table:table-row>
          <table:table-row>
            <table:table-cell table:style-name="DatabaseTable2.A2" office:value-type="string">
              <text:p text:style-name="Table_20_Contents">friend_id</text:p>
            </table:table-cell>
            <table:table-cell table:style-name="DatabaseTable2.B2" office:value-type="string">
              <text:p text:style-name="Table_20_Contents">int(11) <text:span text:style-name="T101">Auto Increment</text:span></text:p>
            </table:table-cell>
          </table:table-row>
          <table:table-row>
            <table:table-cell table:style-name="DatabaseTable2.A2" office:value-type="string">
              <text:p text:style-name="Table_20_Contents">user_id</text:p>
            </table:table-cell>
            <table:table-cell table:style-name="DatabaseTable2.B2" office:value-type="string">
              <text:p text:style-name="Table_20_Contents">int(11)</text:p>
            </table:table-cell>
          </table:table-row>
          <table:table-row>
            <table:table-cell table:style-name="DatabaseTable2.A2" office:value-type="string">
              <text:p text:style-name="Table_20_Contents">friends</text:p>
            </table:table-cell>
            <table:table-cell table:style-name="DatabaseTable2.B2" office:value-type="string">
              <text:p text:style-name="Table_20_Contents">varchar(1023)</text:p>
            </table:table-cell>
          </table:table-row>
        </table:table>
        <text:p text:style-name="P17">reports</text:p>
        <table:table table:name="DatabaseTable3" table:style-name="DatabaseTable3">
          <table:table-column table:style-name="DatabaseTable3.A"/>
          <table:table-column table:style-name="DatabaseTable3.B"/>
          <table:table-row>
            <table:table-cell table:style-name="DatabaseTable3.A1" office:value-type="string">
              <text:p text:style-name="Table_20_Contents"><draw:line text:anchor-type="paragraph" draw:z-index="10" draw:name="Horizontal line 7" draw:style-name="gr3" draw:text-style-name="P150" svg:x1="7.793cm" svg:y1="0.141cm" svg:x2="8.943cm" svg:y2="0.141cm"><text:p/></draw:line><draw:line text:anchor-type="paragraph" draw:z-index="11" draw:name="Horizontal line 8" draw:style-name="gr3" draw:text-style-name="P150" svg:x1="7.793cm" svg:y1="0.512cm" svg:x2="9.127cm" svg:y2="0.512cm"><text:p/></draw:line><draw:line text:anchor-type="paragraph" draw:z-index="12" draw:name="Horizontal line 9" draw:style-name="gr2" draw:text-style-name="P150" svg:x1="9.313cm" svg:y1="-3.655cm" svg:x2="10.128cm" svg:y2="-3.655cm"><text:p/></draw:line><draw:line text:anchor-type="paragraph" draw:z-index="13" draw:name="Horizontal line 10" draw:style-name="gr1" draw:text-style-name="P150" svg:x1="9.313cm" svg:y1="-9.664cm" svg:x2="10.119cm" svg:y2="-9.664cm"><text:p/></draw:line>Column</text:p>
            </table:table-cell>
            <table:table-cell table:style-name="DatabaseTable3.B1" office:value-type="string">
              <text:p text:style-name="Table_20_Contents">Type</text:p>
            </table:table-cell>
          </table:table-row>
          <table:table-row>
            <table:table-cell table:style-name="DatabaseTable3.A2" office:value-type="string">
              <text:p text:style-name="Table_20_Contents"><text:span text:style-name="T102">report</text:span>_id</text:p>
            </table:table-cell>
            <table:table-cell table:style-name="DatabaseTable3.B2" office:value-type="string">
              <text:p text:style-name="Table_20_Contents">int(11) <text:span text:style-name="T100">Auto Increment</text:span></text:p>
            </table:table-cell>
          </table:table-row>
          <table:table-row>
            <table:table-cell table:style-name="DatabaseTable3.A2" office:value-type="string">
              <text:p text:style-name="Table_20_Contents">us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file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reporter_id</text:p>
            </table:table-cell>
            <table:table-cell table:style-name="DatabaseTable3.B2" office:value-type="string">
              <text:p text:style-name="Table_20_Contents">int(11)</text:p>
            </table:table-cell>
          </table:table-row>
          <table:table-row>
            <table:table-cell table:style-name="DatabaseTable3.A2" office:value-type="string">
              <text:p text:style-name="Table_20_Contents">action</text:p>
            </table:table-cell>
            <table:table-cell table:style-name="DatabaseTable3.B2" office:value-type="string">
              <text:p text:style-name="Table_20_Contents">tinyint(<text:span text:style-name="T103">1</text:span>)</text:p>
            </table:table-cell>
          </table:table-row>
          <table:table-row>
            <table:table-cell table:style-name="DatabaseTable3.A2" office:value-type="string">
              <text:p text:style-name="Table_20_Contents">reason</text:p>
            </table:table-cell>
            <table:table-cell table:style-name="DatabaseTable3.B2" office:value-type="string">
              <text:p text:style-name="Table_20_Contents">varchar(<text:span text:style-name="T104">255</text:span>)</text:p>
            </table:table-cell>
          </table:table-row>
          <table:table-row>
            <table:table-cell table:style-name="DatabaseTable3.A2" office:value-type="string">
              <text:p text:style-name="Table_20_Contents">report_date</text:p>
            </table:table-cell>
            <table:table-cell table:style-name="DatabaseTable3.B2" office:value-type="string">
              <text:p text:style-name="Table_20_Contents">datetime</text:p>
            </table:table-cell>
          </table:table-row>
          <table:table-row>
            <table:table-cell table:style-name="DatabaseTable3.A2" office:value-type="string">
              <text:p text:style-name="Table_20_Contents">banner_id</text:p>
            </table:table-cell>
            <table:table-cell table:style-name="DatabaseTable3.B2" office:value-type="string">
              <text:p text:style-name="Table_20_Contents">int(11) <text:span text:style-name="T101">NULL</text:span></text:p>
            </table:table-cell>
          </table:table-row>
          <table:table-row>
            <table:table-cell table:style-name="DatabaseTable3.A2" office:value-type="string">
              <text:p text:style-name="Table_20_Contents"><draw:line text:anchor-type="paragraph" draw:z-index="1" draw:name="Vertical line 4" draw:style-name="gr4" draw:text-style-name="P150" svg:x1="8.943cm" svg:y1="-16.454cm" svg:x2="8.943cm" svg:y2="-6.463cm"><text:p/></draw:line><draw:line text:anchor-type="paragraph" draw:z-index="3" draw:name="Vertical line 2" draw:style-name="gr4" draw:text-style-name="P150" svg:x1="9.126cm" svg:y1="-16.651cm" svg:x2="9.126cm" svg:y2="-6.092cm"><text:p/></draw:line><draw:line text:anchor-type="paragraph" draw:z-index="0" draw:name="Vertical line 1" draw:style-name="gr4" draw:text-style-name="P151" svg:x1="8.765cm" svg:y1="-16.279cm" svg:x2="8.765cm" svg:y2="-10.259cm"><text:p/></draw:line><draw:line text:anchor-type="paragraph" draw:z-index="2" draw:name="Vertical line 3" draw:style-name="gr4" draw:text-style-name="P150" svg:x1="9.313cm" svg:y1="-16.268cm" svg:x2="9.313cm" svg:y2="-10.258cm"><text:p/></draw:line><draw:line text:anchor-type="paragraph" draw:z-index="14" draw:name="Horizontal line 12" draw:style-name="gr1" draw:text-style-name="P150" svg:x1="9.126cm" svg:y1="-16.651cm" svg:x2="10.119cm" svg:y2="-16.651cm"><text:p/></draw:line>ban_date</text:p>
            </table:table-cell>
            <table:table-cell table:style-name="DatabaseTable3.B2" office:value-type="string">
              <text:p text:style-name="Table_20_Contents">datetime <text:span text:style-name="T101">NULL</text:span></text:p>
            </table:table-cell>
          </table:table-row>
        </table:table>
        <text:p text:style-name="P18"><text:s text:c="8"/>files</text:p>
        <table:table table:name="DatabaseTable4" table:style-name="DatabaseTable4">
          <table:table-column table:style-name="DatabaseTable4.A"/>
          <table:table-column table:style-name="DatabaseTable4.B"/>
          <table:table-row>
            <table:table-cell table:style-name="DatabaseTable4.A1" office:value-type="string">
              <text:p text:style-name="Table_20_Contents">Column</text:p>
            </table:table-cell>
            <table:table-cell table:style-name="DatabaseTable4.B1" office:value-type="string">
              <text:p text:style-name="Table_20_Contents">Type</text:p>
            </table:table-cell>
          </table:table-row>
          <table:table-row>
            <table:table-cell table:style-name="DatabaseTable4.A2" office:value-type="string">
              <text:p text:style-name="Table_20_Contents">file_id</text:p>
            </table:table-cell>
            <table:table-cell table:style-name="DatabaseTable4.B2" office:value-type="string">
              <text:p text:style-name="Table_20_Contents">int(11) <text:span text:style-name="T100">Auto Increment</text:span></text:p>
            </table:table-cell>
          </table:table-row>
          <table:table-row>
            <table:table-cell table:style-name="DatabaseTable4.A2" office:value-type="string">
              <text:p text:style-name="Table_20_Contents">user_id</text:p>
            </table:table-cell>
            <table:table-cell table:style-name="DatabaseTable4.B2" office:value-type="string">
              <text:p text:style-name="Table_20_Contents">int(11)</text:p>
            </table:table-cell>
          </table:table-row>
          <table:table-row>
            <table:table-cell table:style-name="DatabaseTable4.A2" office:value-type="string">
              <text:p text:style-name="Table_20_Contents">filename</text:p>
            </table:table-cell>
            <table:table-cell table:style-name="DatabaseTable4.B2" office:value-type="string">
              <text:p text:style-name="Table_20_Contents">varchar(255)</text:p>
            </table:table-cell>
          </table:table-row>
          <table:table-row>
            <table:table-cell table:style-name="DatabaseTable4.A2" office:value-type="string">
              <text:p text:style-name="Table_20_Contents">size</text:p>
            </table:table-cell>
            <table:table-cell table:style-name="DatabaseTable4.B2" office:value-type="string">
              <text:p text:style-name="Table_20_Contents">bigint(15)</text:p>
            </table:table-cell>
          </table:table-row>
          <table:table-row>
            <table:table-cell table:style-name="DatabaseTable4.A2" office:value-type="string">
              <text:p text:style-name="Table_20_Contents">visibility</text:p>
            </table:table-cell>
            <table:table-cell table:style-name="DatabaseTable4.B2" office:value-type="string">
              <text:p text:style-name="Table_20_Contents"><text:span text:style-name="T105">tinyint</text:span>(<text:span text:style-name="T105">1</text:span>)</text:p>
            </table:table-cell>
          </table:table-row>
          <table:table-row>
            <table:table-cell table:style-name="DatabaseTable4.A2" office:value-type="string">
              <text:p text:style-name="Table_20_Contents">upload_date</text:p>
            </table:table-cell>
            <table:table-cell table:style-name="DatabaseTable4.B2" office:value-type="string">
              <text:p text:style-name="Table_20_Contents">datetime</text:p>
            </table:table-cell>
          </table:table-row>
        </table:table>
        <text:p text:style-name="Text_20_body"/>
        <text:p text:style-name="P19"><text:s text:c="8"/>links</text:p>
        <table:table table:name="DatabaseTable5" table:style-name="DatabaseTable5">
          <table:table-column table:style-name="DatabaseTable5.A"/>
          <table:table-column table:style-name="DatabaseTable5.B"/>
          <table:table-row>
            <table:table-cell table:style-name="DatabaseTable5.A1" office:value-type="string">
              <text:p text:style-name="Table_20_Contents">Column</text:p>
            </table:table-cell>
            <table:table-cell table:style-name="DatabaseTable5.B1" office:value-type="string">
              <text:p text:style-name="Table_20_Contents">Type</text:p>
            </table:table-cell>
          </table:table-row>
          <table:table-row>
            <table:table-cell table:style-name="DatabaseTable5.A2" office:value-type="string">
              <text:p text:style-name="Table_20_Contents">link_id</text:p>
            </table:table-cell>
            <table:table-cell table:style-name="DatabaseTable5.B2" office:value-type="string">
              <text:p text:style-name="Table_20_Contents">int(11) <text:span text:style-name="T101">Auto Increment</text:span></text:p>
            </table:table-cell>
          </table:table-row>
          <table:table-row>
            <table:table-cell table:style-name="DatabaseTable5.A2" office:value-type="string">
              <text:p text:style-name="Table_20_Contents">file_id</text:p>
            </table:table-cell>
            <table:table-cell table:style-name="DatabaseTable5.B2" office:value-type="string">
              <text:p text:style-name="Table_20_Contents">int(11)</text:p>
            </table:table-cell>
          </table:table-row>
          <table:table-row table:style-name="DatabaseTable5.4">
            <table:table-cell table:style-name="DatabaseTable5.A2" office:value-type="string">
              <text:p text:style-name="Table_20_Contents">link</text:p>
            </table:table-cell>
            <table:table-cell table:style-name="DatabaseTable5.B2" office:value-type="string">
              <text:p text:style-name="Table_20_Contents">varchar(255)</text:p>
            </table:table-cell>
          </table:table-row>
          <table:table-row>
            <table:table-cell table:style-name="DatabaseTable5.A2" office:value-type="string">
              <text:p text:style-name="Table_20_Contents">creation_date</text:p>
            </table:table-cell>
            <table:table-cell table:style-name="DatabaseTable5.B2" office:value-type="string">
              <text:p text:style-name="Table_20_Contents">datetime</text:p>
            </table:table-cell>
          </table:table-row>
          <table:table-row>
            <table:table-cell table:style-name="DatabaseTable5.A2" office:value-type="string">
              <text:p text:style-name="Table_20_Contents">expiration_date</text:p>
            </table:table-cell>
            <table:table-cell table:style-name="DatabaseTable5.B2" office:value-type="string">
              <text:p text:style-name="Table_20_Contents">datetime</text:p>
            </table:table-cell>
          </table:table-row>
        </table:table>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p text:style-name="P20"/>
      </text:section>
      <text:p text:style-name="Standard"/>
      <text:h text:style-name="P126" text:outline-level="1"><text:bookmark-start text:name="__RefHeading___Toc4271_2276862944"/>Test Results<text:bookmark-end text:name="__RefHeading___Toc4271_2276862944"/></text:h>
      <table:table table:name="TestTable1" table:style-name="TestTable1">
        <table:table-column table:style-name="TestTable1.A"/>
        <table:table-column table:style-name="TestTable1.B"/>
        <table:table-column table:style-name="TestTable1.C"/>
        <table:table-column table:style-name="TestTable1.D"/>
        <table:table-column table:style-name="TestTable1.E" table:number-columns-repeated="2"/>
        <table:table-column table:style-name="TestTable1.G"/>
        <table:table-header-rows>
          <table:table-row table:style-name="TestTable1.1">
            <table:table-cell table:style-name="TestTable1.A1" office:value-type="string">
              <text:p text:style-name="P6">ID</text:p>
            </table:table-cell>
            <table:table-cell table:style-name="TestTable1.A1" office:value-type="string">
              <text:p text:style-name="Table_20_Heading">Description</text:p>
            </table:table-cell>
            <table:table-cell table:style-name="TestTable1.A1" office:value-type="string">
              <text:p text:style-name="P99">Evidence</text:p>
            </table:table-cell>
            <table:table-cell table:style-name="TestTable1.A1" office:value-type="string">
              <text:p text:style-name="P100">Type</text:p>
            </table:table-cell>
            <table:table-cell table:style-name="TestTable1.A1" office:value-type="string">
              <text:p text:style-name="Table_20_Heading">Expected</text:p>
            </table:table-cell>
            <table:table-cell table:style-name="TestTable1.A1" office:value-type="string">
              <text:p text:style-name="P67">Actual</text:p>
            </table:table-cell>
            <table:table-cell table:style-name="TestTable1.G1" office:value-type="string">
              <text:p text:style-name="P24">Date</text:p>
            </table:table-cell>
          </table:table-row>
        </table:table-header-rows>
        <table:table-row table:style-name="TestTable1.1">
          <table:table-cell table:style-name="TestTable1.A2" office:value-type="string">
            <text:p text:style-name="P30">1</text:p>
          </table:table-cell>
          <table:table-cell table:style-name="TestTable1.A2" office:value-type="string">
            <text:p text:style-name="P29">Account not banned if user already banned</text:p>
          </table:table-cell>
          <table:table-cell table:style-name="TestTable1.A2" office:value-type="string">
            <text:p text:style-name="P21"><text:a xlink:type="simple" xlink:href="https://2-12.co.uk/~ntorrance/2022-09-30_12-22-21.mp4" text:style-name="Internet_20_link" text:visited-style-name="Visited_20_Internet_20_Link"><text:span text:style-name="T108">Video</text:span></text:a></text:p>
          </table:table-cell>
          <table:table-cell table:style-name="TestTable1.A2" office:value-type="string">
            <text:p text:style-name="P66"/>
          </table:table-cell>
          <table:table-cell table:style-name="TestTable1.A2" office:value-type="string">
            <text:p text:style-name="P31">False</text:p>
          </table:table-cell>
          <table:table-cell table:style-name="TestTable1.A2" office:value-type="string">
            <text:p text:style-name="P31">Fals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2">2</text:p>
          </table:table-cell>
          <table:table-cell table:style-name="TestTable1.A2" office:value-type="string">
            <text:p text:style-name="P33">Account unbanned when unban button clicked</text:p>
          </table:table-cell>
          <table:table-cell table:style-name="TestTable1.A2" office:value-type="string">
            <text:p text:style-name="P25"><text:a xlink:type="simple" xlink:href="https://2-12.co.uk/~ntorrance/2022-09-30_12-40-58.mp4" text:style-name="Internet_20_link" text:visited-style-name="Visited_20_Internet_20_Link">Video</text:a></text:p>
          </table:table-cell>
          <table:table-cell table:style-name="TestTable1.A2" office:value-type="string">
            <text:p text:style-name="P34"/>
          </table:table-cell>
          <table:table-cell table:style-name="TestTable1.A2" office:value-type="string">
            <text:p text:style-name="P34">True</text:p>
          </table:table-cell>
          <table:table-cell table:style-name="TestTable1.A2" office:value-type="string">
            <text:p text:style-name="P34">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5">3</text:p>
          </table:table-cell>
          <table:table-cell table:style-name="TestTable1.A2" office:value-type="string">
            <text:p text:style-name="P36">Profile page opened when user link clicked</text:p>
          </table:table-cell>
          <table:table-cell table:style-name="TestTable1.A2" office:value-type="string">
            <text:p text:style-name="P25"><text:a xlink:type="simple" xlink:href="https://2-12.co.uk/~ntorrance/2022-09-30_12-42-43.mp4" text:style-name="Internet_20_link" text:visited-style-name="Visited_20_Internet_20_Link">Video</text:a></text:p>
          </table:table-cell>
          <table:table-cell table:style-name="TestTable1.A2" office:value-type="string">
            <text:p text:style-name="P36"/>
          </table:table-cell>
          <table:table-cell table:style-name="TestTable1.A2" office:value-type="string">
            <text:p text:style-name="P36">True</text:p>
          </table:table-cell>
          <table:table-cell table:style-name="TestTable1.A2" office:value-type="string">
            <text:p text:style-name="P36">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38">4</text:p>
          </table:table-cell>
          <table:table-cell table:style-name="TestTable1.A2" office:value-type="string">
            <text:p text:style-name="P37">Privacy of file is toggled when privacy button clicked</text:p>
          </table:table-cell>
          <table:table-cell table:style-name="TestTable1.A2" office:value-type="string">
            <text:p text:style-name="P25"><text:a xlink:type="simple" xlink:href="https://2-12.co.uk/~ntorrance/2022-09-30_12-44-36.mp4" text:style-name="Internet_20_link" text:visited-style-name="Visited_20_Internet_20_Link">Video</text:a></text:p>
          </table:table-cell>
          <table:table-cell table:style-name="TestTable1.A2" office:value-type="string">
            <text:p text:style-name="P39"/>
          </table:table-cell>
          <table:table-cell table:style-name="TestTable1.A2" office:value-type="string">
            <text:p text:style-name="P39">True</text:p>
          </table:table-cell>
          <table:table-cell table:style-name="TestTable1.A2" office:value-type="string">
            <text:p text:style-name="P39">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1">5</text:p>
          </table:table-cell>
          <table:table-cell table:style-name="TestTable1.A2" office:value-type="string">
            <text:p text:style-name="P40">Current page is highlighted</text:p>
          </table:table-cell>
          <table:table-cell table:style-name="TestTable1.A2" office:value-type="string">
            <text:p text:style-name="P25"><text:a xlink:type="simple" xlink:href="https://2-12.co.uk/~ntorrance/2022-09-30_12-47-35.mp4" text:style-name="Internet_20_link" text:visited-style-name="Visited_20_Internet_20_Link">Video</text:a></text:p>
          </table:table-cell>
          <table:table-cell table:style-name="TestTable1.A2" office:value-type="string">
            <text:p text:style-name="P42"/>
          </table:table-cell>
          <table:table-cell table:style-name="TestTable1.A2" office:value-type="string">
            <text:p text:style-name="P42">True</text:p>
          </table:table-cell>
          <table:table-cell table:style-name="TestTable1.A2" office:value-type="string">
            <text:p text:style-name="P42">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6</text:p>
          </table:table-cell>
          <table:table-cell table:style-name="TestTable1.A2" office:value-type="string">
            <text:p text:style-name="P43">Files upload when opened</text:p>
          </table:table-cell>
          <table:table-cell table:style-name="TestTable1.A2" office:value-type="string">
            <text:p text:style-name="P25"><text:a xlink:type="simple" xlink:href="https://2-12.co.uk/~ntorrance/2022-09-30_12-50-55.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23"><text:span text:style-name="T109">2022</text:span><text:span text:style-name="T94">????</text:span></text:p>
          </table:table-cell>
        </table:table-row>
        <table:table-row table:style-name="TestTable1.1">
          <table:table-cell table:style-name="TestTable1.A2" office:value-type="string">
            <text:p text:style-name="P44">7</text:p>
          </table:table-cell>
          <table:table-cell table:style-name="TestTable1.A2" office:value-type="string">
            <text:p text:style-name="P43">Previous page opens when back button clicked</text:p>
          </table:table-cell>
          <table:table-cell table:style-name="TestTable1.A2" office:value-type="string">
            <text:p text:style-name="P25"><text:a xlink:type="simple" xlink:href="https://2-12.co.uk/~ntorrance/2022-09-30_13-01-26.mp4" text:style-name="Internet_20_link" text:visited-style-name="Visited_20_Internet_20_Link">Video</text:a></text:p>
          </table:table-cell>
          <table:table-cell table:style-name="TestTable1.A2" office:value-type="string">
            <text:p text:style-name="P43"/>
          </table:table-cell>
          <table:table-cell table:style-name="TestTable1.A2" office:value-type="string">
            <text:p text:style-name="P43">True</text:p>
          </table:table-cell>
          <table:table-cell table:style-name="TestTable1.A2" office:value-type="string">
            <text:p text:style-name="P43">True</text:p>
          </table:table-cell>
          <table:table-cell table:style-name="TestTable1.G2" office:value-type="string">
            <text:p text:style-name="P98">2022<text:span text:style-name="T78">????</text:span></text:p>
          </table:table-cell>
        </table:table-row>
        <table:table-row table:style-name="TestTable1.1">
          <table:table-cell table:style-name="TestTable1.A2" office:value-type="string">
            <text:p text:style-name="P47">8</text:p>
          </table:table-cell>
          <table:table-cell table:style-name="TestTable1.A2" office:value-type="string">
            <text:p text:style-name="P46">Website uses light or dark theme theme specified by the browser</text:p>
          </table:table-cell>
          <table:table-cell table:style-name="TestTable1.A2" office:value-type="string">
            <text:p text:style-name="P25"><text:a xlink:type="simple" xlink:href="https://2-12.co.uk/~ntorrance/2022-09-30_13-04-24.mp4" text:style-name="Internet_20_link" text:visited-style-name="Visited_20_Internet_20_Link">Video</text:a></text:p>
          </table:table-cell>
          <table:table-cell table:style-name="TestTable1.A2" office:value-type="string">
            <text:p text:style-name="P46"/>
          </table:table-cell>
          <table:table-cell table:style-name="TestTable1.A2" office:value-type="string">
            <text:p text:style-name="P46">True</text:p>
          </table:table-cell>
          <table:table-cell table:style-name="TestTable1.A2" office:value-type="string">
            <text:p text:style-name="P46">True</text:p>
          </table:table-cell>
          <table:table-cell table:style-name="TestTable1.G2" office:value-type="string">
            <text:p text:style-name="P45">20220713</text:p>
          </table:table-cell>
        </table:table-row>
        <table:table-row table:style-name="TestTable1.1">
          <table:table-cell table:style-name="TestTable1.A2" office:value-type="string">
            <text:p text:style-name="P50">9</text:p>
          </table:table-cell>
          <table:table-cell table:style-name="TestTable1.A2" office:value-type="string">
            <text:p text:style-name="P49">Page file extension is hidden by default</text:p>
          </table:table-cell>
          <table:table-cell table:style-name="TestTable1.A2" office:value-type="string">
            <text:p text:style-name="P25"><text:a xlink:type="simple" xlink:href="https://2-12.co.uk/~ntorrance/2022-09-30_13-18-1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49">True</text:p>
          </table:table-cell>
          <table:table-cell table:style-name="TestTable1.A2" office:value-type="string">
            <text:p text:style-name="P49">True</text:p>
          </table:table-cell>
          <table:table-cell table:style-name="TestTable1.G2" office:value-type="string">
            <text:p text:style-name="P48">20220713</text:p>
          </table:table-cell>
        </table:table-row>
        <table:table-row table:style-name="TestTable1.1">
          <table:table-cell table:style-name="TestTable1.A2" office:value-type="string">
            <text:p text:style-name="P51">10</text:p>
          </table:table-cell>
          <table:table-cell table:style-name="TestTable1.A2" office:value-type="string">
            <text:p text:style-name="P52">Email address not changed <text:span text:style-name="T106">if</text:span> email address is disposable</text:p>
          </table:table-cell>
          <table:table-cell table:style-name="TestTable1.A2" office:value-type="string">
            <text:p text:style-name="P25"><text:a xlink:type="simple" xlink:href="https://2-12.co.uk/~ntorrance/2022-10-04_15-05-1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False</text:p>
          </table:table-cell>
          <table:table-cell table:style-name="TestTable1.A2" office:value-type="string">
            <text:p text:style-name="P64">False</text:p>
          </table:table-cell>
          <table:table-cell table:style-name="TestTable1.G2" office:value-type="string">
            <text:p text:style-name="P55">20220713</text:p>
          </table:table-cell>
        </table:table-row>
        <table:table-row table:style-name="TestTable1.1">
          <table:table-cell table:style-name="TestTable1.A2" office:value-type="string">
            <text:p text:style-name="P53">11</text:p>
          </table:table-cell>
          <table:table-cell table:style-name="TestTable1.A2" office:value-type="string">
            <text:p text:style-name="P54">Email address not changed if email address is disposable</text:p>
          </table:table-cell>
          <table:table-cell table:style-name="TestTable1.A2" office:value-type="string">
            <text:p text:style-name="P25"><text:a xlink:type="simple" xlink:href="https://2-12.co.uk/~ntorrance/2022-10-05_10-21-5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4">False</text:p>
          </table:table-cell>
          <table:table-cell table:style-name="TestTable1.A2" office:value-type="string">
            <text:p text:style-name="P64">True</text:p>
          </table:table-cell>
          <table:table-cell table:style-name="TestTable1.G2" office:value-type="string">
            <text:p text:style-name="P55">20220713</text:p>
          </table:table-cell>
        </table:table-row>
        <table:table-row table:style-name="TestTable1.1">
          <table:table-cell table:style-name="TestTable1.A2" office:value-type="string">
            <text:p text:style-name="P56">12</text:p>
          </table:table-cell>
          <table:table-cell table:style-name="TestTable1.A2" office:value-type="string">
            <text:p text:style-name="P57">Friend’s account ID is added to user’s friends list</text:p>
          </table:table-cell>
          <table:table-cell table:style-name="TestTable1.A2" office:value-type="string">
            <text:p text:style-name="P25"><text:a xlink:type="simple" xlink:href="https://2-12.co.uk/~ntorrance/2022-10-05_10-36-3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58">True</text:p>
          </table:table-cell>
          <table:table-cell table:style-name="TestTable1.A2" office:value-type="string">
            <text:p text:style-name="P58">True</text:p>
          </table:table-cell>
          <table:table-cell table:style-name="TestTable1.G2" office:value-type="string">
            <text:p text:style-name="P59">2022071<text:span text:style-name="T107">4</text:span></text:p>
          </table:table-cell>
        </table:table-row>
        <table:table-row table:style-name="TestTable1.1">
          <table:table-cell table:style-name="TestTable1.A2" office:value-type="string">
            <text:p text:style-name="P60">13</text:p>
          </table:table-cell>
          <table:table-cell table:style-name="TestTable1.A2" office:value-type="string">
            <text:p text:style-name="P61">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39-41.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3">True</text:p>
          </table:table-cell>
          <table:table-cell table:style-name="TestTable1.A2" office:value-type="string">
            <text:p text:style-name="P63">False</text:p>
          </table:table-cell>
          <table:table-cell table:style-name="TestTable1.G2" office:value-type="string">
            <text:p text:style-name="P65">2022071<text:span text:style-name="T107">4</text:span></text:p>
          </table:table-cell>
        </table:table-row>
        <table:table-row table:style-name="TestTable1.1">
          <table:table-cell table:style-name="TestTable1.A2" office:value-type="string">
            <text:p text:style-name="P68">14</text:p>
          </table:table-cell>
          <table:table-cell table:style-name="TestTable1.A2" office:value-type="string">
            <text:p text:style-name="P62">Row is added to <text:span text:style-name="T79">friends</text:span><text:span text:style-name="T35"> table when account </text:span><text:span text:style-name="T37">is</text:span><text:span text:style-name="T35"> created</text:span></text:p>
          </table:table-cell>
          <table:table-cell table:style-name="TestTable1.A2" office:value-type="string">
            <text:p text:style-name="P25"><text:a xlink:type="simple" xlink:href="https://2-12.co.uk/~ntorrance/2022-10-05_10-42-4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69">True</text:p>
          </table:table-cell>
          <table:table-cell table:style-name="TestTable1.A2" office:value-type="string">
            <text:p text:style-name="P69">True</text:p>
          </table:table-cell>
          <table:table-cell table:style-name="TestTable1.G2" office:value-type="string">
            <text:p text:style-name="P70">20220714</text:p>
          </table:table-cell>
        </table:table-row>
        <table:table-row table:style-name="TestTable1.1">
          <table:table-cell table:style-name="TestTable1.A2" office:value-type="string">
            <text:p text:style-name="P71">15</text:p>
          </table:table-cell>
          <table:table-cell table:style-name="TestTable1.A2" office:value-type="string">
            <text:p text:style-name="P72">Friend’s account ID is added to user’s friends list and vice versa</text:p>
          </table:table-cell>
          <table:table-cell table:style-name="TestTable1.A2" office:value-type="string">
            <text:p text:style-name="P25"><text:a xlink:type="simple" xlink:href="https://2-12.co.uk/~ntorrance/2022-10-05_10-45-5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2">True</text:p>
          </table:table-cell>
          <table:table-cell table:style-name="TestTable1.A2" office:value-type="string">
            <text:p text:style-name="P72">True</text:p>
          </table:table-cell>
          <table:table-cell table:style-name="TestTable1.G2" office:value-type="string">
            <text:p text:style-name="P73">20220714</text:p>
          </table:table-cell>
        </table:table-row>
        <table:table-row table:style-name="TestTable1.1">
          <table:table-cell table:style-name="TestTable1.A2" office:value-type="string">
            <text:p text:style-name="P74">16</text:p>
          </table:table-cell>
          <table:table-cell table:style-name="TestTable1.A2" office:value-type="string">
            <text:p text:style-name="P75">Account not created if email address is disposable</text:p>
          </table:table-cell>
          <table:table-cell table:style-name="TestTable1.A2" office:value-type="string">
            <text:p text:style-name="P26"><text:a xlink:type="simple" xlink:href="https://2-12.co.uk/~ntorrance/2022-10-05_10-28-0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5">False</text:p>
          </table:table-cell>
          <table:table-cell table:style-name="TestTable1.A2" office:value-type="string">
            <text:p text:style-name="P75">False</text:p>
          </table:table-cell>
          <table:table-cell table:style-name="TestTable1.G2" office:value-type="string">
            <text:p text:style-name="P76">20220714</text:p>
          </table:table-cell>
        </table:table-row>
        <table:table-row table:style-name="TestTable1.1">
          <table:table-cell table:style-name="TestTable1.A2" office:value-type="string">
            <text:p text:style-name="P77">17</text:p>
          </table:table-cell>
          <table:table-cell table:style-name="TestTable1.A2" office:value-type="string">
            <text:p text:style-name="P78">Selected files are deleted when delete button clicked</text:p>
          </table:table-cell>
          <table:table-cell table:style-name="TestTable1.A2" office:value-type="string">
            <text:p text:style-name="P27"><text:a xlink:type="simple" xlink:href="https://2-12.co.uk/~ntorrance/2022-10-05_11-15-34.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78">True</text:p>
          </table:table-cell>
          <table:table-cell table:style-name="TestTable1.A2" office:value-type="string">
            <text:p text:style-name="P78">True</text:p>
          </table:table-cell>
          <table:table-cell table:style-name="TestTable1.G2" office:value-type="string">
            <text:p text:style-name="P79">20220715</text:p>
          </table:table-cell>
        </table:table-row>
        <table:table-row table:style-name="TestTable1.1">
          <table:table-cell table:style-name="TestTable1.A2" office:value-type="string">
            <text:p text:style-name="P80">18</text:p>
          </table:table-cell>
          <table:table-cell table:style-name="TestTable1.A2" office:value-type="string">
            <text:p text:style-name="P81">All files are selected when master checkbox clicked</text:p>
          </table:table-cell>
          <table:table-cell table:style-name="TestTable1.A2" office:value-type="string">
            <text:p text:style-name="P28"><text:a xlink:type="simple" xlink:href="https://2-12.co.uk/~ntorrance/2022-10-05_11-24-32.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2">True</text:p>
          </table:table-cell>
          <table:table-cell table:style-name="TestTable1.A2" office:value-type="string">
            <text:p text:style-name="P82">True</text:p>
          </table:table-cell>
          <table:table-cell table:style-name="TestTable1.G2" office:value-type="string">
            <text:p text:style-name="P83">20220715</text:p>
          </table:table-cell>
        </table:table-row>
        <table:table-row table:style-name="TestTable1.1">
          <table:table-cell table:style-name="TestTable1.A2" office:value-type="string">
            <text:p text:style-name="P84">19</text:p>
          </table:table-cell>
          <table:table-cell table:style-name="TestTable1.A2" office:value-type="string">
            <text:p text:style-name="P85">Delete button is disabled if no files are selected</text:p>
          </table:table-cell>
          <table:table-cell table:style-name="TestTable1.A2" office:value-type="string">
            <text:p text:style-name="P22"><text:a xlink:type="simple" xlink:href="https://2-12.co.uk/~ntorrance/2022-10-05_11-30-36.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85">True</text:p>
          </table:table-cell>
          <table:table-cell table:style-name="TestTable1.A2" office:value-type="string">
            <text:p text:style-name="P85">True</text:p>
          </table:table-cell>
          <table:table-cell table:style-name="TestTable1.G2" office:value-type="string">
            <text:p text:style-name="P86">20220715</text:p>
          </table:table-cell>
        </table:table-row>
        <table:table-row table:style-name="TestTable1.1">
          <table:table-cell table:style-name="TestTable1.A2" office:value-type="string">
            <text:p text:style-name="P87">20</text:p>
          </table:table-cell>
          <table:table-cell table:style-name="TestTable1.A2" office:value-type="string">
            <text:p text:style-name="P88">Friends are displayed in friends list and can be removed</text:p>
          </table:table-cell>
          <table:table-cell table:style-name="TestTable1.A2" office:value-type="string">
            <text:p text:style-name="P89"><text:a xlink:type="simple" xlink:href="https://2-12.co.uk/~ntorrance/2022-10-05_11-33-05.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2">True</text:p>
          </table:table-cell>
          <table:table-cell table:style-name="TestTable1.G2" office:value-type="string">
            <text:p text:style-name="P91">20220715</text:p>
          </table:table-cell>
        </table:table-row>
        <text:soft-page-break/>
        <table:table-row table:style-name="TestTable1.1">
          <table:table-cell table:style-name="TestTable1.A2" office:value-type="string">
            <text:p text:style-name="P87">21</text:p>
          </table:table-cell>
          <table:table-cell table:style-name="TestTable1.A2" office:value-type="string">
            <text:p text:style-name="P88">Friend’s account ID is added once to user’s friends list and vice versa</text:p>
          </table:table-cell>
          <table:table-cell table:style-name="TestTable1.A2" office:value-type="string">
            <text:p text:style-name="P91"><text:a xlink:type="simple" xlink:href="https://2-12.co.uk/~ntorrance/2022-10-05_11-38-00.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2">True</text:p>
          </table:table-cell>
          <table:table-cell table:style-name="TestTable1.A2" office:value-type="string">
            <text:p text:style-name="P94">False</text:p>
          </table:table-cell>
          <table:table-cell table:style-name="TestTable1.G2" office:value-type="string">
            <text:p text:style-name="P91">20220715</text:p>
          </table:table-cell>
        </table:table-row>
        <table:table-row table:style-name="TestTable1.1">
          <table:table-cell table:style-name="TestTable1.A2" office:value-type="string">
            <text:p text:style-name="P93">22</text:p>
          </table:table-cell>
          <table:table-cell table:style-name="TestTable1.A2" office:value-type="string">
            <text:p text:style-name="P90">Friend’s account ID is added once to user’s friends list and vice versa</text:p>
          </table:table-cell>
          <table:table-cell table:style-name="TestTable1.A2" office:value-type="string">
            <text:p text:style-name="P95"><text:a xlink:type="simple" xlink:href="https://2-12.co.uk/~ntorrance/2022-10-05_11-39-1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15</text:p>
          </table:table-cell>
        </table:table-row>
        <table:table-row table:style-name="TestTable1.1">
          <table:table-cell table:style-name="TestTable1.A2" office:value-type="string">
            <text:p text:style-name="P97">23</text:p>
          </table:table-cell>
          <table:table-cell table:style-name="TestTable1.A2" office:value-type="string">
            <text:p text:style-name="P96">User directory name changes when username changes</text:p>
          </table:table-cell>
          <table:table-cell table:style-name="TestTable1.A2" office:value-type="string">
            <text:p text:style-name="P95"><text:a xlink:type="simple" xlink:href="https://2-12.co.uk/~ntorrance/2022-10-05_11-45-4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0720</text:p>
          </table:table-cell>
        </table:table-row>
        <table:table-row table:style-name="TestTable1.1">
          <table:table-cell table:style-name="TestTable1.A2" office:value-type="string">
            <text:p text:style-name="P97">24</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10-37.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False</text:p>
          </table:table-cell>
          <table:table-cell table:style-name="TestTable1.G2" office:value-type="string">
            <text:p text:style-name="P95">20221005</text:p>
          </table:table-cell>
        </table:table-row>
        <table:table-row table:style-name="TestTable1.1">
          <table:table-cell table:style-name="TestTable1.A2" office:value-type="string">
            <text:p text:style-name="P97">25</text:p>
          </table:table-cell>
          <table:table-cell table:style-name="TestTable1.A2" office:value-type="string">
            <text:p text:style-name="P96">Account created without completing CAPTCHA if created with admin account creator</text:p>
          </table:table-cell>
          <table:table-cell table:style-name="TestTable1.A2" office:value-type="string">
            <text:p text:style-name="P95"><text:a xlink:type="simple" xlink:href="https://2-12.co.uk/~ntorrance/2022-10-05_13-43-09.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row table:style-name="TestTable1.1">
          <table:table-cell table:style-name="TestTable1.A2" office:value-type="string">
            <text:p text:style-name="P97">26</text:p>
          </table:table-cell>
          <table:table-cell table:style-name="TestTable1.A2" office:value-type="string">
            <text:p text:style-name="P96">New notifications are used</text:p>
          </table:table-cell>
          <table:table-cell table:style-name="TestTable1.A2" office:value-type="string">
            <text:p text:style-name="P95"><text:a xlink:type="simple" xlink:href="https://2-12.co.uk/~ntorrance/2022-10-05_13-50-33.mp4" text:style-name="Internet_20_link" text:visited-style-name="Visited_20_Internet_20_Link">Video</text:a></text:p>
          </table:table-cell>
          <table:table-cell table:style-name="TestTable1.A2" office:value-type="string">
            <text:p text:style-name="P49"/>
          </table:table-cell>
          <table:table-cell table:style-name="TestTable1.A2" office:value-type="string">
            <text:p text:style-name="P96">True</text:p>
          </table:table-cell>
          <table:table-cell table:style-name="TestTable1.A2" office:value-type="string">
            <text:p text:style-name="P96">True</text:p>
          </table:table-cell>
          <table:table-cell table:style-name="TestTable1.G2" office:value-type="string">
            <text:p text:style-name="P95">20221005</text:p>
          </table:table-cell>
        </table:table-row>
      </table:table>
      <text:p text:style-name="P101"/>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Bitter" svg:font-family="Bitter"/>
    <style:font-face style:name="Courier New" svg:font-family="'Courier New'"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wiss" style:font-pitch="variable"/>
    <style:font-face style:name="DejaVu Sans2" svg:font-family="'DejaVu Sans'" style:font-family-generic="system" style:font-pitch="variable"/>
    <style:font-face style:name="NSimSun" svg:font-family="NSimSun" style:font-family-generic="modern" style:font-pitch="fixed"/>
  </office:font-face-decls>
  <office:styles>
    <draw:marker draw:name="Arrowheads_20_4" draw:display-name="Arrowheads 4" svg:viewBox="0 0 3000 3000" svg:d="M1500 3000l1500-2789v-211h-114l-1286 2392v-2392h-200v2392l-1286-2392h-114v211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DejaVu Sans" fo:font-size="10.5pt" fo:language="en" fo:country="GB" style:letter-kerning="true" style:font-name-asian="DejaVu Sans2" style:font-size-asian="10.5pt" style:language-asian="zh" style:country-asian="CN" style:font-name-complex="DejaVu Sans2" style:font-size-complex="12pt" style:language-complex="hi" style:country-complex="IN" fo:hyphenate="false" fo:hyphenation-remain-char-count="2" fo:hyphenation-push-char-count="2" loext:hyphenation-no-caps="false" loext:hyphenation-no-last-word="false" loext:hyphenation-word-char-count="no-limit"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Bitter" fo:font-family="Bitter" fo:font-size="18pt" style:font-name-asian="DejaVu Sans2" style:font-family-asian="'DejaVu Sans'" style:font-family-generic-asian="system" style:font-pitch-asian="variable" style:font-size-asian="14pt" style:font-name-complex="DejaVu Sans2"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name="DejaVu Sans" fo:font-family="'DejaVu Sans'" style:font-family-generic="swiss" style:font-size-asian="12pt"/>
    </style:style>
    <style:style style:name="Caption" style:family="paragraph" style:parent-style-name="Standard" style:class="extra">
      <style:paragraph-properties fo:margin-top="0.212cm" fo:margin-bottom="0.212cm" style:contextual-spacing="false" text:number-lines="false" text:line-number="0"/>
      <style:text-properties style:font-name="DejaVu Sans" fo:font-family="'DejaVu Sans'" style:font-family-generic="swiss" fo:font-size="10.5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DejaVu Sans" fo:font-family="'DejaVu Sans'" style:font-family-generic="swiss" fo:language="zxx" fo:country="none" style:font-size-asian="12pt" style:language-asian="zxx" style:country-asian="none" style:language-complex="zxx" style:country-complex="none"/>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9.5pt" style:font-name-asian="DejaVu Sans Mono" style:font-family-asian="'DejaVu Sans Mono'" style:font-family-generic-asian="modern" style:font-pitch-asian="fixed" style:font-size-asian="10pt" style:font-name-complex="DejaVu Sans Mono" style:font-family-complex="'DejaVu Sans Mono'" style:font-family-generic-complex="modern" style:font-pitch-complex="fixed" style:font-size-complex="10pt"/>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fo:padding-left="0cm" fo:padding-right="0cm" fo:padding-top="0cm" fo:padding-bottom="0.101cm" fo:border-left="none" fo:border-right="none" fo:border-top="none" fo:border-bottom="0.14pt solid #808080" style:join-border="false"/>
      <style:text-properties fo:font-size="18pt" fo:font-weight="normal" style:font-size-asian="18pt" style:font-weight-asian="bold" style:font-size-complex="18pt"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style:contextual-spacing="false"/>
      <style:text-properties fo:font-size="16pt" fo:font-weight="normal"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normal"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normal" style:font-size-asian="13pt" style:font-style-asian="italic" style:font-weight-asian="bold" style:font-size-complex="13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normal" style:font-size-asian="12pt" style:font-weight-asian="bold" style:font-size-complex="12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normal" style:font-size-asian="12pt" style:font-style-asian="italic" style:font-weight-asian="bold" style:font-size-complex="12pt" style:font-style-complex="italic" style:font-weight-complex="bold"/>
    </style:style>
    <style:style style:name="Horizontal_20_Line" style:display-name="Horizontal Line" style:family="paragraph" style:parent-style-name="Standard" style:next-style-name="Text_20_body" style:class="html">
      <style:paragraph-properties fo:margin-top="0cm" fo:margin-bottom="0.499cm" style:contextual-spacing="false" fo:padding="0cm" fo:border-left="none" fo:border-right="none" fo:border-top="none" fo:border-bottom="0.14pt solid #808080" text:number-lines="false" text:line-number="0" style:join-border="false"/>
      <style:text-properties fo:font-size="6pt" style:font-size-asian="6pt" style:font-size-complex="6pt"/>
    </style:style>
    <style:style style:name="Title" style:family="paragraph" style:parent-style-name="Heading" style:next-style-name="Text_20_body" style:class="chapter">
      <style:paragraph-properties fo:text-align="center" style:justify-single-word="false">
        <style:tab-stops/>
      </style:paragraph-properties>
      <style:text-properties fo:font-size="30pt" fo:font-weight="normal"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Header_20_and_20_Footer" style:display-name="Header and Footer" style:family="paragraph" style:parent-style-name="Standard" style:class="extra">
      <style:paragraph-properties text:number-lines="false" text:line-number="0">
        <style:tab-stops>
          <style:tab-stop style:position="8.795cm" style:type="center"/>
          <style:tab-stop style:position="17.59cm" style:type="right"/>
        </style:tab-stops>
      </style:paragraph-properties>
    </style:style>
    <style:style style:name="Footer" style:family="paragraph" style:parent-style-name="Header_20_and_20_Footer" style:class="extra">
      <style:paragraph-properties text:number-lines="false" text:line-number="0">
        <style:tab-stops>
          <style:tab-stop style:position="8.795cm" style:type="center"/>
          <style:tab-stop style:position="17.59cm" style:type="right"/>
        </style:tab-stops>
      </style:paragraph-propertie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fo:padding-left="0cm" fo:padding-right="0cm" fo:padding-top="0cm" fo:padding-bottom="0.101cm" fo:border-left="none" fo:border-right="none" fo:border-top="none" fo:border-bottom="0.14pt solid #808080" text:number-lines="false" text:line-number="0" style:join-border="false"/>
      <style:text-properties fo:font-size="18pt" fo:font-weight="normal"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59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7.09cm" style:type="right" style:leader-style="dotted" style:leader-text="."/>
        </style:tab-stops>
      </style:paragraph-properties>
    </style:style>
    <style:style style:name="Table_20_Contents" style:display-name="Table Contents" style:family="paragraph" style:parent-style-name="Standard" style:class="extra">
      <style:paragraph-properties fo:orphans="0" fo:widows="0" fo:padding="0.101cm" fo:border="none" text:number-lines="false" text:line-number="0"/>
    </style:style>
    <style:style style:name="Table_20_Heading" style:display-name="Table Heading" style:family="paragraph" style:parent-style-name="Table_20_Contents" style:class="extra">
      <style:paragraph-properties fo:text-align="start" style:justify-single-word="false" fo:padding="0.101cm" fo:border="none" text:number-lines="false" text:line-number="0"/>
      <style:text-properties fo:font-weight="bold" style:font-weight-asian="bold" style:font-weight-complex="bold"/>
    </style:style>
    <style:style style:name="Heading_20_1_20_Hidden" style:display-name="Heading 1 Hidden" style:family="paragraph" loext:hidden="true" style:hidden="true" style:parent-style-name="Heading_20_1" style:default-outline-level="" style:list-style-name="" style:class="html"/>
    <style:style style:name="Heading_20_2_20_Hidden" style:display-name="Heading 2 Hidden" style:family="paragraph" loext:hidden="true" style:hidden="true" style:parent-style-name="Heading_20_2" style:default-outline-level="" style:list-style-name="" style:class="html"/>
    <style:style style:name="Heading_20_3_20_Hidden" style:display-name="Heading 3 Hidden" style:family="paragraph" loext:hidden="true" style:hidden="true" style:parent-style-name="Heading_20_3" style:default-outline-level="" style:list-style-name="" style:class="html"/>
    <style:style style:name="Heading_20_4_20_Hidden" style:display-name="Heading 4 Hidden" style:family="paragraph" loext:hidden="true" style:hidden="true" style:parent-style-name="Heading_20_4" style:default-outline-level="" style:list-style-name="" style:class="html"/>
    <style:style style:name="Heading_20_5_20_Hidden" style:display-name="Heading 5 Hidden" style:family="paragraph" loext:hidden="true" style:hidden="true" style:parent-style-name="Heading_20_5" style:default-outline-level="" style:list-style-name="" style:class="html"/>
    <style:style style:name="Heading_20_6_20_Hidden" style:display-name="Heading 6 Hidden" style:family="paragraph" loext:hidden="true" style:hidden="true" style:parent-style-name="Heading_20_6" style:default-outline-level="" style:list-style-name="" style:class="html"/>
    <style:style style:name="Contents_20_3" style:display-name="Contents 3" style:family="paragraph" style:parent-style-name="Index" style:class="index">
      <style:paragraph-properties fo:margin-left="1cm" fo:margin-right="0cm" fo:text-indent="0cm" style:auto-text-indent="false">
        <style:tab-stops>
          <style:tab-stop style:position="17.002cm" style:type="right" style:leader-style="dotted" style:leader-text="."/>
        </style:tab-stops>
      </style:paragraph-properties>
    </style:style>
    <style:style style:name="Foot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Table_20_Header" style:display-name="Table Header" style:family="paragraph" style:parent-style-name="Table_20_Contents"/>
    <style:style style:name="Header" style:family="paragraph" style:parent-style-name="Header_20_and_20_Footer" style:class="extra">
      <style:paragraph-properties text:number-lines="false" text:line-number="0">
        <style:tab-stops>
          <style:tab-stop style:position="9.001cm" style:type="center"/>
          <style:tab-stop style:position="18.002cm" style:type="right"/>
        </style:tab-stops>
      </style:paragraph-properties>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Visited_20_Internet_20_Link" style:display-name="Visited Internet Link" style:family="text">
      <style:text-properties fo:color="#800000" loext:opacity="100%" fo:language="zxx" fo:country="none" style:text-underline-style="solid" style:text-underline-width="auto" style:text-underline-color="font-color" style:language-asian="zxx" style:country-asian="none" style:language-complex="zxx" style:country-complex="none"/>
    </style:style>
    <style:style style:name="Source_20_Text" style:display-name="Source Text" style:family="text">
      <style:text-properties style:font-name="Courier New" fo:font-family="'Courier New'" style:font-family-generic="modern" style:font-pitch="fixed" style:font-name-asian="NSimSun" style:font-family-asian="NSimSun" style:font-family-generic-asian="modern" style:font-pitch-asian="fixed" style:font-name-complex="Courier New" style:font-family-complex="'Courier New'"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Endnote_20_Symbol" style:display-name="Endnote Symbol" style:family="text"/>
    <style:style style:name="Endnote_20_anchor" style:display-name="End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default-style-name="Footnote" text:citation-style-name="Footnote_20_Symbol" text:citation-body-style-name="Footnote_20_anchor" text:master-page-name="Footnote" style:num-prefix="    [" style:num-suffix="]&#9;" style:num-format="1" text:start-value="0" text:footnotes-position="document" text:start-numbering-at="document"/>
    <text:notes-configuration text:note-class="endnote" text:default-style-name="Endnote" text:citation-style-name="Endnote_20_Symbol" text:citation-body-style-name="Endnote_20_anchor" text:master-page-name="Endnote" style:num-suffix="           "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end" style:justify-single-word="false"/>
      <style:text-properties officeooo:rsid="0012f8fc" officeooo:paragraph-rsid="0012f8fc"/>
    </style:style>
    <style:style style:name="MP2" style:family="paragraph" style:parent-style-name="Text_20_body">
      <style:text-properties officeooo:paragraph-rsid="0070baf5"/>
    </style:style>
    <style:style style:name="MP3" style:family="paragraph" style:parent-style-name="Text_20_body">
      <style:paragraph-properties fo:text-align="end" style:justify-single-word="false"/>
      <style:text-properties officeooo:paragraph-rsid="0070baf5"/>
    </style:style>
    <style:style style:name="MT1" style:family="text">
      <style:text-properties officeooo:rsid="0070baf5"/>
    </style:style>
    <style:style style:name="MSect1" style:family="section">
      <style:section-properties text:dont-balance-text-columns="false" style:editable="false">
        <style:columns fo:column-count="2">
          <style:column style:rel-width="6663*" fo:start-indent="0cm" fo:end-indent="0.249cm"/>
          <style:column style:rel-width="3543*" fo:start-indent="0.249cm" fo:end-indent="0cm"/>
        </style:columns>
      </style:section-properties>
    </style:style>
    <style:page-layout style:name="Mpm1">
      <style:page-layout-properties fo:page-width="21.001cm" fo:page-height="29.7cm" style:num-format="1" style:print-orientation="portrait" fo:margin-top="1.499cm" fo:margin-bottom="1.499cm" fo:margin-left="1.499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fo:background-color="transparent" draw:fill="none" draw:fill-color="#729fcf"/>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line-style="solid" style:adjustment="left" style:rel-width="25%" style:color="#000000"/>
      </style:page-layout-properties>
      <style:header-style/>
      <style:footer-style/>
    </style:page-layout>
    <style:page-layout style:name="Mpm4" style:page-usage="lef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5" style:page-usage="right">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2.901cm" fo:page-height="11.4cm" style:num-format="1" style:print-orientation="landscape" fo:margin-top="0cm" fo:margin-bottom="0cm" fo:margin-left="0cm" fo:margin-right="0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8">
      <style:page-layout-properties fo:page-width="29.7cm" fo:page-height="21.001cm" style:num-format="1" style:print-orientation="landscape"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footer>
        <text:p text:style-name="MP1">Page <text:page-number text:select-page="current">14</text:page-number></text:p>
      </style:footer>
    </style:master-page>
    <style:master-page style:name="First_20_Page" style:display-name="First Page" style:page-layout-name="Mpm2" draw:style-name="Mdp1" style:next-style-name="Standard"/>
    <style:master-page style:name="Index" style:page-layout-name="Mpm2" draw:style-name="Mdp1"/>
    <style:master-page style:name="Footnote" style:page-layout-name="Mpm3" draw:style-name="Mdp1"/>
    <style:master-page style:name="Endnote" style:page-layout-name="Mpm3" draw:style-name="Mdp1"/>
    <style:master-page style:name="Custom_20_Report_20_First_20_Page" style:display-name="Custom Report First Page" style:page-layout-name="Mpm1" draw:style-name="Mdp1" style:next-style-name="Standard">
      <style:footer>
        <text:section text:style-name="MSect1" text:name="Section2">
          <text:p text:style-name="MP2">Candidate <text:span text:style-name="MT1">61805<text:tab/></text:span>Centr<text:span text:style-name="MT1">e 5307</text:span></text:p>
          <text:p text:style-name="MP3"><text:span text:style-name="MT1">Page </text:span><text:span text:style-name="MT1"><text:page-number text:select-page="current">1</text:page-number></text:span></text:p>
        </text:section>
      </style:footer>
    </style:master-page>
    <style:master-page style:name="Left_20_Page" style:display-name="Left Page" style:page-layout-name="Mpm4" draw:style-name="Mdp1" style:next-style-name="Right_20_Page"/>
    <style:master-page style:name="Right_20_Page" style:display-name="Right Page" style:page-layout-name="Mpm5" draw:style-name="Mdp1" style:next-style-name="Left_20_Page"/>
    <style:master-page style:name="Envelope" style:page-layout-name="Mpm6" draw:style-name="Mdp1"/>
    <style:master-page style:name="HTML" style:page-layout-name="Mpm7" draw:style-name="Mdp1"/>
    <style:master-page style:name="Landscape" style:page-layout-name="Mpm8"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2-11-28T13:01:41.558768765</meta:creation-date>
    <dc:title>Custom with Title</dc:title>
    <meta:editing-duration>P1DT10H10M44S</meta:editing-duration>
    <meta:editing-cycles>289</meta:editing-cycles>
    <meta:generator>LibreOffice/7.4.4.2$Linux_X86_64 LibreOffice_project/40$Build-2</meta:generator>
    <dc:date>2023-01-18T12:46:03.239692544</dc:date>
    <meta:document-statistic meta:table-count="6" meta:image-count="0" meta:object-count="0" meta:page-count="14" meta:paragraph-count="364" meta:word-count="2821" meta:character-count="16365" meta:non-whitespace-character-count="13892"/>
    <meta:template xlink:type="simple" xlink:actuate="onRequest" xlink:title="Custom with Title" xlink:href="../../../../../home/noah/.config/libreoffice/4/user/template/Custom%20with%20Title.ott" meta:date="2022-11-28T13:01:41.259512503"/>
  </office:meta>
</office:document-meta>
</file>